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2.4382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2.1102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0.4146in"/>
    </style:style>
    <style:style style:name="co15" style:family="table-column">
      <style:table-column-properties fo:break-before="auto" style:column-width="1.138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fo:color="#111111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111111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0.0154in double #808080" style:border-line-width-top="0.0008in 0.0138in 0.0008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0.0154in double #808080" style:border-line-width-top="0.0008in 0.0138in 0.0008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154in double #808080" style:border-line-width-bottom="0.0008in 0.0138in 0.0008in" fo:background-color="#66ff66" fo:border-left="0.0154in double #808080" style:border-line-width-left="0.0008in 0.0138in 0.0008in" fo:border-right="none" fo:border-top="0.0154in double #808080" style:border-line-width-top="0.0008in 0.0138in 0.0008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0.0154in double #808080" style:border-line-width-top="0.0008in 0.0138in 0.0008in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center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154in double #808080" style:border-line-width-bottom="0.0008in 0.0138in 0.0008in" fo:background-color="#ccff66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154in double #808080" style:border-line-width-bottom="0.0008in 0.0138in 0.0008in" fo:background-color="#ccff66" style:text-align-source="fix" style:repeat-content="false" fo:border-left="0.0154in double #808080" style:border-line-width-left="0.0008in 0.0138in 0.0008in" fo:border-right="none" fo:border-top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154in double #808080" style:border-line-width="0.0008in 0.0138in 0.0008in"/>
      <style:paragraph-properties fo:text-align="end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0.0154in double #808080" style:border-line-width-right="0.0008in 0.0138in 0.0008in" fo:border-top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154in double #808080" style:border-line-width-bottom="0.0008in 0.0138in 0.0008in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fo:color="#111111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154in double #808080" style:border-line-width-bottom="0.0008in 0.0138in 0.0008in" fo:border-left="0.0154in double #808080" style:border-line-width-left="0.0008in 0.0138in 0.0008in" fo:border-right="none" fo:border-top="0.0154in double #808080" style:border-line-width-top="0.0008in 0.0138in 0.0008in"/>
      <style:text-properties fo:color="#111111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154in double #808080" style:border-line-width-bottom="0.0008in 0.0138in 0.0008in" fo:background-color="#ccff66" style:text-align-source="fix" style:repeat-content="false" fo:border-left="0.0154in double #808080" style:border-line-width-left="0.0008in 0.0138in 0.0008in" fo:border-right="none" fo:border-top="0.0154in double #808080" style:border-line-width-top="0.0008in 0.0138in 0.0008in"/>
      <style:paragraph-properties fo:text-align="end"/>
      <style:text-properties fo:color="#111111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154in double #808080" style:border-line-width-bottom="0.0008in 0.0138in 0.0008in" fo:background-color="#ccff66" fo:border-left="0.0154in double #808080" style:border-line-width-left="0.0008in 0.0138in 0.0008in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ff66"/>
    </style:style>
    <style:style style:name="ce36" style:family="table-cell" style:parent-style-name="Default" style:data-style-name="N117"/>
  </office:automatic-styles>
  <office:body>
    <office:spreadsheet>
      <table:table table:name="PAX Final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Driver</text:p>
          </table:table-cell>
          <table:table-cell table:style-name="ce7" office:value-type="string">
            <text:p>Service</text:p>
          </table:table-cell>
          <table:table-cell table:style-name="ce4" office:value-type="string">
            <text:p>Car Model</text:p>
          </table:table-cell>
          <table:table-cell table:style-name="ce8" office:value-type="string">
            <text:p>Best PAX</text:p>
          </table:table-cell>
          <table:table-cell table:number-columns-repeated="2"/>
          <table:table-cell office:value-type="string">
            <text:p># Drivers in Top 6</text:p>
          </table:table-cell>
          <table:table-cell office:value-type="string">
            <text:p>Best 2 Drivers Combined Times</text:p>
          </table:table-cell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5" office:value-type="string">
            <text:p>Burtt-Henderson, Philip</text:p>
          </table:table-cell>
          <table:table-cell table:style-name="ce5" office:value-type="string">
            <text:p>USMC</text:p>
          </table:table-cell>
          <table:table-cell table:style-name="ce5" office:value-type="string">
            <text:p>1991 Mazda Miata</text:p>
          </table:table-cell>
          <table:table-cell table:style-name="ce9" office:value-type="float" office:value="25.738">
            <text:p>25.738</text:p>
          </table:table-cell>
          <table:table-cell/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table:formula="of:=[.E13]+[.E15]" office:value-type="float" office:value="55.351">
            <text:p>55.351</text:p>
          </table:table-cell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Abbrescia, John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2013 Ford Focus ST</text:p>
          </table:table-cell>
          <table:table-cell table:style-name="ce9" office:value-type="float" office:value="26.363">
            <text:p>26.363</text:p>
          </table:table-cell>
          <table:table-cell/>
          <table:table-cell office:value-type="string">
            <text:p>USMC</text:p>
          </table:table-cell>
          <table:table-cell office:value-type="float" office:value="1">
            <text:p>1</text:p>
          </table:table-cell>
          <table:table-cell table:formula="of:=SUM([.E2]+[.E19])" office:value-type="float" office:value="54.066">
            <text:p>54.066</text:p>
          </table:table-cell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Skalski, Justin</text:p>
          </table:table-cell>
          <table:table-cell table:style-name="ce5" office:value-type="string">
            <text:p>Unknown</text:p>
          </table:table-cell>
          <table:table-cell table:style-name="ce5" office:value-type="string">
            <text:p>2015 Subaru WRX</text:p>
          </table:table-cell>
          <table:table-cell table:style-name="ce9" office:value-type="float" office:value="26.375">
            <text:p>26.375</text:p>
          </table:table-cell>
          <table:table-cell/>
          <table:table-cell office:value-type="string">
            <text:p>USN</text:p>
          </table:table-cell>
          <table:table-cell table:style-name="ce11" office:value-type="float" office:value="4">
            <text:p>4</text:p>
          </table:table-cell>
          <table:table-cell table:style-name="ce12" table:formula="of:=SUM([.E3]+[.E5])" office:value-type="float" office:value="52.743">
            <text:p>52.743</text:p>
          </table:table-cell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DeMarco, Caleb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2010 Mazda Miata</text:p>
          </table:table-cell>
          <table:table-cell table:style-name="ce9" office:value-type="float" office:value="26.38">
            <text:p>26.38</text:p>
          </table:table-cell>
          <table:table-cell/>
          <table:table-cell office:value-type="string">
            <text:p>USAF</text:p>
          </table:table-cell>
          <table:table-cell office:value-type="float" office:value="0">
            <text:p>0</text:p>
          </table:table-cell>
          <table:table-cell table:formula="of:=SUM([.E12]+[.E14])" office:value-type="float" office:value="55.256">
            <text:p>55.256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Clouse, Lucas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2007 BMW M6</text:p>
          </table:table-cell>
          <table:table-cell table:style-name="ce9" office:value-type="float" office:value="26.495">
            <text:p>26.495</text:p>
          </table:table-cell>
          <table:table-cell table:number-columns-repeated="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office:value-type="string">
            <text:p>Henderson, Jonathan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2012 ford GT500</text:p>
          </table:table-cell>
          <table:table-cell table:style-name="ce9" office:value-type="float" office:value="26.83">
            <text:p>26.8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Newell, Joshua</text:p>
          </table:table-cell>
          <table:table-cell office:value-type="string">
            <text:p>USN</text:p>
          </table:table-cell>
          <table:table-cell office:value-type="string">
            <text:p>2011 Subaru WRX STi</text:p>
          </table:table-cell>
          <table:table-cell office:value-type="float" office:value="26.858">
            <text:p>26.858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chmidt, Dustin</text:p>
          </table:table-cell>
          <table:table-cell office:value-type="string">
            <text:p>USN</text:p>
          </table:table-cell>
          <table:table-cell office:value-type="string">
            <text:p>2015 Subaru WRX STI</text:p>
          </table:table-cell>
          <table:table-cell office:value-type="float" office:value="26.926">
            <text:p>26.926</text:p>
          </table:table-cell>
          <table:table-cell table:number-columns-repeated="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cKenna, Ronnie</text:p>
          </table:table-cell>
          <table:table-cell office:value-type="string">
            <text:p>USN</text:p>
          </table:table-cell>
          <table:table-cell office:value-type="string">
            <text:p>2013 Subaru WRX STI LIMITED</text:p>
          </table:table-cell>
          <table:table-cell office:value-type="float" office:value="27.459">
            <text:p>27.459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Seabourn, Joshua</text:p>
          </table:table-cell>
          <table:table-cell office:value-type="string">
            <text:p>USN</text:p>
          </table:table-cell>
          <table:table-cell office:value-type="string">
            <text:p>2004 Mitsubishi lancer evolutio</text:p>
          </table:table-cell>
          <table:table-cell office:value-type="float" office:value="27.461">
            <text:p>27.461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Natividad, Gino</text:p>
          </table:table-cell>
          <table:table-cell office:value-type="string">
            <text:p>USAF</text:p>
          </table:table-cell>
          <table:table-cell office:value-type="string">
            <text:p>1991 Toyota MR2</text:p>
          </table:table-cell>
          <table:table-cell office:value-type="float" office:value="27.589">
            <text:p>27.589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Nixon, Robert</text:p>
          </table:table-cell>
          <table:table-cell office:value-type="string">
            <text:p>USA</text:p>
          </table:table-cell>
          <table:table-cell office:value-type="string">
            <text:p>2013 Fiat 500 Abarth</text:p>
          </table:table-cell>
          <table:table-cell office:value-type="float" office:value="27.646">
            <text:p>27.64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izon, Carl</text:p>
          </table:table-cell>
          <table:table-cell office:value-type="string">
            <text:p>USAF</text:p>
          </table:table-cell>
          <table:table-cell office:value-type="string">
            <text:p>2006 Acura RSX Type S</text:p>
          </table:table-cell>
          <table:table-cell office:value-type="float" office:value="27.667">
            <text:p>27.667</text:p>
          </table:table-cell>
          <table:table-cell table:number-columns-repeated="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Garrido, Jeremy</text:p>
          </table:table-cell>
          <table:table-cell office:value-type="string">
            <text:p>USA</text:p>
          </table:table-cell>
          <table:table-cell office:value-type="string">
            <text:p>2013 Fiat Abarth</text:p>
          </table:table-cell>
          <table:table-cell office:value-type="float" office:value="27.705">
            <text:p>27.70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bb, Jacey</text:p>
          </table:table-cell>
          <table:table-cell office:value-type="string">
            <text:p>USN</text:p>
          </table:table-cell>
          <table:table-cell office:value-type="string">
            <text:p>2002 Mazda miata</text:p>
          </table:table-cell>
          <table:table-cell office:value-type="float" office:value="27.846">
            <text:p>27.846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venport, James</text:p>
          </table:table-cell>
          <table:table-cell office:value-type="string">
            <text:p>Unknown</text:p>
          </table:table-cell>
          <table:table-cell office:value-type="string">
            <text:p>1990 Mazda Miata</text:p>
          </table:table-cell>
          <table:table-cell office:value-type="float" office:value="28.064">
            <text:p>28.064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elhus, aaron</text:p>
          </table:table-cell>
          <table:table-cell office:value-type="string">
            <text:p>USN</text:p>
          </table:table-cell>
          <table:table-cell office:value-type="string">
            <text:p>2007 Porsche Cayman S</text:p>
          </table:table-cell>
          <table:table-cell office:value-type="float" office:value="28.097">
            <text:p>28.09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azevedo, Diogo</text:p>
          </table:table-cell>
          <table:table-cell office:value-type="string">
            <text:p>USMC</text:p>
          </table:table-cell>
          <table:table-cell office:value-type="string">
            <text:p>Subaru wrx sti</text:p>
          </table:table-cell>
          <table:table-cell office:value-type="float" office:value="28.328">
            <text:p>28.32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oehlmann, Joseph</text:p>
          </table:table-cell>
          <table:table-cell office:value-type="string">
            <text:p>USAF</text:p>
          </table:table-cell>
          <table:table-cell office:value-type="string">
            <text:p>2014 Audi A4</text:p>
          </table:table-cell>
          <table:table-cell office:value-type="float" office:value="28.585">
            <text:p>28.585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viray, errol</text:p>
          </table:table-cell>
          <table:table-cell office:value-type="string">
            <text:p>USN</text:p>
          </table:table-cell>
          <table:table-cell office:value-type="string">
            <text:p>2006 Mitsubishi evolution ix</text:p>
          </table:table-cell>
          <table:table-cell office:value-type="float" office:value="28.727">
            <text:p>28.727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uillemette, Tyler</text:p>
          </table:table-cell>
          <table:table-cell office:value-type="string">
            <text:p>USN</text:p>
          </table:table-cell>
          <table:table-cell office:value-type="string">
            <text:p>2007 Volkswagen GTI</text:p>
          </table:table-cell>
          <table:table-cell office:value-type="float" office:value="29.264">
            <text:p>29.264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alle, Joel</text:p>
          </table:table-cell>
          <table:table-cell office:value-type="string">
            <text:p>USAF</text:p>
          </table:table-cell>
          <table:table-cell office:value-type="string">
            <text:p>2012 Honda Civic Si</text:p>
          </table:table-cell>
          <table:table-cell office:value-type="float" office:value="29.868">
            <text:p>29.86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ay, Dennis</text:p>
          </table:table-cell>
          <table:table-cell office:value-type="string">
            <text:p>USAF</text:p>
          </table:table-cell>
          <table:table-cell office:value-type="string">
            <text:p>2007 Mazda RX-8</text:p>
          </table:table-cell>
          <table:table-cell office:value-type="float" office:value="29.901">
            <text:p>29.90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mith, Michael</text:p>
          </table:table-cell>
          <table:table-cell office:value-type="string">
            <text:p>USAF</text:p>
          </table:table-cell>
          <table:table-cell office:value-type="string">
            <text:p>Volkswagen R32</text:p>
          </table:table-cell>
          <table:table-cell office:value-type="float" office:value="30.278">
            <text:p>30.278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Ortiz, David</text:p>
          </table:table-cell>
          <table:table-cell office:value-type="string">
            <text:p>USN</text:p>
          </table:table-cell>
          <table:table-cell office:value-type="string">
            <text:p>2002 Chevrolet Camaro SS</text:p>
          </table:table-cell>
          <table:table-cell office:value-type="float" office:value="30.725">
            <text:p>30.72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o, Ian</text:p>
          </table:table-cell>
          <table:table-cell office:value-type="string">
            <text:p>USN</text:p>
          </table:table-cell>
          <table:table-cell office:value-type="string">
            <text:p>2009 Ford</text:p>
          </table:table-cell>
          <table:table-cell office:value-type="float" office:value="31.483">
            <text:p>31.483</text:p>
          </table:table-cell>
          <table:table-cell table:number-columns-repeated="4"/>
        </table:table-row>
      </table:table>
      <table:table table:name="Class Listing" table:style-name="ta1" table:print="false">
        <table:table-column table:style-name="co9" table:default-cell-style-name="ce15"/>
        <table:table-column table:style-name="co10" table:default-cell-style-name="ce18"/>
        <table:table-column table:style-name="co1" table:default-cell-style-name="ce18"/>
        <table:table-column table:style-name="co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2"/>
        <table:table-column table:style-name="co12" table:default-cell-style-name="ce21"/>
        <table:table-column table:style-name="co9" table:number-columns-repeated="4" table:default-cell-style-name="ce21"/>
        <table:table-column table:style-name="co13" table:default-cell-style-name="ce21"/>
        <table:table-column table:style-name="co9" table:number-columns-repeated="4" table:default-cell-style-name="ce21"/>
        <table:table-column table:style-name="co13" table:default-cell-style-name="ce21"/>
        <table:table-column table:style-name="co9" table:number-columns-repeated="4" table:default-cell-style-name="ce21"/>
        <table:table-column table:style-name="co9" table:default-cell-style-name="Default"/>
        <table:table-column table:style-name="co13" table:default-cell-style-name="ce21"/>
        <table:table-column table:style-name="co13" table:number-columns-repeated="3" table:default-cell-style-name="Default"/>
        <table:table-column table:style-name="co6" table:number-columns-repeated="9" table:default-cell-style-name="Default"/>
        <table:table-row table:style-name="ro1">
          <table:table-cell table:style-name="ce13" office:value-type="string">
            <text:p>Class Position</text:p>
          </table:table-cell>
          <table:table-cell table:style-name="ce16" office:value-type="string">
            <text:p>Class</text:p>
          </table:table-cell>
          <table:table-cell table:style-name="ce16" office:value-type="string">
            <text:p>#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Car</text:p>
          </table:table-cell>
          <table:table-cell table:style-name="ce19" office:value-type="string">
            <text:p>Color</text:p>
          </table:table-cell>
          <table:table-cell office:value-type="string">
            <text:p>Best Time</text:p>
          </table:table-cell>
          <table:table-cell table:style-name="ce19" office:value-type="string">
            <text:p>Run 1</text:p>
          </table:table-cell>
          <table:table-cell table:style-name="ce19" office:value-type="string">
            <text:p>Run 2</text:p>
          </table:table-cell>
          <table:table-cell table:style-name="ce19" office:value-type="string">
            <text:p>Run 3</text:p>
          </table:table-cell>
          <table:table-cell table:style-name="ce19" office:value-type="string">
            <text:p>Run 4</text:p>
          </table:table-cell>
          <table:table-cell table:style-name="ce19" office:value-type="string">
            <text:p>Run 5</text:p>
          </table:table-cell>
          <table:table-cell table:style-name="ce19" office:value-type="string">
            <text:p>Run 6</text:p>
          </table:table-cell>
          <table:table-cell table:style-name="ce19" office:value-type="string">
            <text:p>Run 7</text:p>
          </table:table-cell>
          <table:table-cell table:style-name="ce19" office:value-type="string">
            <text:p>Run 8</text:p>
          </table:table-cell>
          <table:table-cell table:style-name="ce19" office:value-type="string">
            <text:p>Run 9</text:p>
          </table:table-cell>
          <table:table-cell table:style-name="ce19" office:value-type="string">
            <text:p>Run 10</text:p>
          </table:table-cell>
          <table:table-cell table:style-name="ce19" office:value-type="string">
            <text:p>Run 11</text:p>
          </table:table-cell>
          <table:table-cell table:style-name="ce19" office:value-type="string">
            <text:p>Run 12</text:p>
          </table:table-cell>
          <table:table-cell table:style-name="ce19" office:value-type="string">
            <text:p>Run 13</text:p>
          </table:table-cell>
          <table:table-cell table:style-name="ce19" office:value-type="string">
            <text:p>Run 14</text:p>
          </table:table-cell>
          <table:table-cell table:style-name="ce19" office:value-type="string">
            <text:p>Run 15</text:p>
          </table:table-cell>
          <table:table-cell table:style-name="ce19" office:value-type="string">
            <text:p>Run 16</text:p>
          </table:table-cell>
          <table:table-cell table:style-name="ce19" office:value-type="string">
            <text:p>Run 17</text:p>
          </table:table-cell>
          <table:table-cell table:style-name="ce19" office:value-type="string">
            <text:p>Run 18</text:p>
          </table:table-cell>
          <table:table-cell table:style-name="ce19" office:value-type="string">
            <text:p>Run 19</text:p>
          </table:table-cell>
          <table:table-cell table:style-name="ce19" office:value-type="string">
            <text:p>Run 20</text:p>
          </table:table-cell>
          <table:table-cell table:style-name="ce19" office:value-type="string">
            <text:p>Run 21</text:p>
          </table:table-cell>
          <table:table-cell table:style-name="ce19" office:value-type="string">
            <text:p>Run 22</text:p>
          </table:table-cell>
          <table:table-cell table:style-name="ce19" office:value-type="string">
            <text:p>Run 23</text:p>
          </table:table-cell>
          <table:table-cell table:style-name="ce19" office:value-type="string">
            <text:p>Run 24</text:p>
          </table:table-cell>
          <table:table-cell table:style-name="ce19" office:value-type="string">
            <text:p>Run 25</text:p>
          </table:table-cell>
          <table:table-cell table:style-name="ce19" office:value-type="string">
            <text:p>Run 26</text:p>
          </table:table-cell>
          <table:table-cell table:style-name="ce19" office:value-type="string">
            <text:p>Run 27</text:p>
          </table:table-cell>
          <table:table-cell table:style-name="ce19" office:value-type="string">
            <text:p>Run 28</text:p>
          </table:table-cell>
          <table:table-cell table:style-name="ce19" office:value-type="string">
            <text:p>Run 29</text:p>
          </table:table-cell>
        </table:table-row>
        <table:table-row table:style-name="ro1">
          <table:table-cell table:style-name="ce14" office:value-type="string">
            <text:p>1T</text:p>
          </table:table-cell>
          <table:table-cell table:style-name="ce17" office:value-type="string">
            <text:p>AS</text:p>
          </table:table-cell>
          <table:table-cell table:style-name="ce17" office:value-type="float" office:value="41">
            <text:p>41</text:p>
          </table:table-cell>
          <table:table-cell table:style-name="ce20" office:value-type="string">
            <text:p>Henderson, Jonathan</text:p>
          </table:table-cell>
          <table:table-cell table:style-name="ce20" office:value-type="string">
            <text:p>2012 ford GT500</text:p>
          </table:table-cell>
          <table:table-cell table:style-name="ce20" office:value-type="string">
            <text:p>Black</text:p>
          </table:table-cell>
          <table:table-cell table:formula="of:=MIN([.H2:.R2])" office:value-type="float" office:value="32.21">
            <text:p>32.21</text:p>
          </table:table-cell>
          <table:table-cell table:style-name="ce20" office:value-type="float" office:value="34.496">
            <text:p>34.496</text:p>
          </table:table-cell>
          <table:table-cell table:style-name="ce20" office:value-type="float" office:value="33.49">
            <text:p>33.49</text:p>
          </table:table-cell>
          <table:table-cell table:style-name="ce20" office:value-type="float" office:value="33.1">
            <text:p>33.1</text:p>
          </table:table-cell>
          <table:table-cell table:style-name="ce20" office:value-type="float" office:value="32.553">
            <text:p>32.553</text:p>
          </table:table-cell>
          <table:table-cell table:style-name="ce20" office:value-type="float" office:value="32.879">
            <text:p>32.879</text:p>
          </table:table-cell>
          <table:table-cell table:style-name="ce20" office:value-type="float" office:value="33.118">
            <text:p>33.118</text:p>
          </table:table-cell>
          <table:table-cell table:style-name="ce20" office:value-type="float" office:value="32.638">
            <text:p>32.638</text:p>
          </table:table-cell>
          <table:table-cell table:style-name="ce20" office:value-type="float" office:value="32.536">
            <text:p>32.536</text:p>
          </table:table-cell>
          <table:table-cell table:style-name="ce19" office:value-type="float" office:value="32.21">
            <text:p>32.21</text:p>
          </table:table-cell>
          <table:table-cell table:style-name="ce20" office:value-type="float" office:value="32.399">
            <text:p>32.399</text:p>
          </table:table-cell>
          <table:table-cell office:value-type="float" office:value="32.991">
            <text:p>32.991</text:p>
          </table:table-cell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S</text:p>
          </table:table-cell>
          <table:table-cell office:value-type="float" office:value="69">
            <text:p>69</text:p>
          </table:table-cell>
          <table:table-cell office:value-type="string">
            <text:p>melhus, aaron</text:p>
          </table:table-cell>
          <table:table-cell office:value-type="string">
            <text:p>2007 Porsche Cayman S</text:p>
          </table:table-cell>
          <table:table-cell office:value-type="string">
            <text:p>Blue</text:p>
          </table:table-cell>
          <table:table-cell table:formula="of:=MIN([.H3:.R3])" office:value-type="float" office:value="33.731">
            <text:p>33.731</text:p>
          </table:table-cell>
          <table:table-cell office:value-type="float" office:value="36.014">
            <text:p>36.014</text:p>
          </table:table-cell>
          <table:table-cell office:value-type="float" office:value="37.099">
            <text:p>37.099</text:p>
          </table:table-cell>
          <table:table-cell office:value-type="float" office:value="43.76">
            <text:p>43.76</text:p>
          </table:table-cell>
          <table:table-cell office:value-type="float" office:value="35.33">
            <text:p>35.33</text:p>
          </table:table-cell>
          <table:table-cell office:value-type="float" office:value="35.104">
            <text:p>35.104</text:p>
          </table:table-cell>
          <table:table-cell office:value-type="string">
            <text:p>57.969+1</text:p>
          </table:table-cell>
          <table:table-cell office:value-type="float" office:value="34.448">
            <text:p>34.448</text:p>
          </table:table-cell>
          <table:table-cell office:value-type="string">
            <text:p>34.052+1</text:p>
          </table:table-cell>
          <table:table-cell office:value-type="string">
            <text:p>34.284+1</text:p>
          </table:table-cell>
          <table:table-cell table:style-name="ce23" office:value-type="float" office:value="33.731">
            <text:p>33.731</text:p>
          </table:table-cell>
          <table:table-cell office:value-type="string">
            <text:p>33.870+1</text:p>
          </table:table-cell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DS</text:p>
          </table:table-cell>
          <table:table-cell office:value-type="float" office:value="72">
            <text:p>72</text:p>
          </table:table-cell>
          <table:table-cell office:value-type="string">
            <text:p>Skalski, Justin</text:p>
          </table:table-cell>
          <table:table-cell office:value-type="string">
            <text:p>2015 Subaru WRX</text:p>
          </table:table-cell>
          <table:table-cell office:value-type="string">
            <text:p>World Rally Blu</text:p>
          </table:table-cell>
          <table:table-cell table:formula="of:=MIN([.H4:.R4])" office:value-type="float" office:value="33.151">
            <text:p>33.151</text:p>
          </table:table-cell>
          <table:table-cell office:value-type="float" office:value="38.562">
            <text:p>38.562</text:p>
          </table:table-cell>
          <table:table-cell office:value-type="float" office:value="35.557">
            <text:p>35.557</text:p>
          </table:table-cell>
          <table:table-cell office:value-type="float" office:value="40.905">
            <text:p>40.905</text:p>
          </table:table-cell>
          <table:table-cell office:value-type="float" office:value="36.319">
            <text:p>36.319</text:p>
          </table:table-cell>
          <table:table-cell office:value-type="float" office:value="34.631">
            <text:p>34.631</text:p>
          </table:table-cell>
          <table:table-cell office:value-type="float" office:value="34.238">
            <text:p>34.238</text:p>
          </table:table-cell>
          <table:table-cell office:value-type="float" office:value="34.507">
            <text:p>34.507</text:p>
          </table:table-cell>
          <table:table-cell office:value-type="string">
            <text:p>33.839+1</text:p>
          </table:table-cell>
          <table:table-cell office:value-type="float" office:value="33.431">
            <text:p>33.431</text:p>
          </table:table-cell>
          <table:table-cell office:value-type="float" office:value="33.151">
            <text:p>33.151</text:p>
          </table:table-cell>
          <table:table-cell office:value-type="string">
            <text:p>33.007+1</text:p>
          </table:table-cell>
          <table:table-cell office:value-type="float" office:value="33.233">
            <text:p>33.233</text:p>
          </table:table-cell>
          <table:table-cell office:value-type="float" office:value="33.05">
            <text:p>33.05</text:p>
          </table:table-cell>
          <table:table-cell table:style-name="ce23" office:value-type="float" office:value="32.39">
            <text:p>32.39</text:p>
          </table:table-cell>
          <table:table-cell table:style-name="ce20" office:value-type="float" office:value="33.846">
            <text:p>33.846</text:p>
          </table:table-cell>
          <table:table-cell table:style-name="ce20" office:value-type="float" office:value="33.284">
            <text:p>33.284</text:p>
          </table:table-cell>
          <table:table-cell table:style-name="ce20" office:value-type="string">
            <text:p>32.744+1</text:p>
          </table:table-cell>
          <table:table-cell table:style-name="ce20" office:value-type="float" office:value="33.037">
            <text:p>33.037</text:p>
          </table:table-cell>
          <table:table-cell table:style-name="ce20" office:value-type="float" office:value="33.317">
            <text:p>33.317</text:p>
          </table:table-cell>
          <table:table-cell table:style-name="ce20" office:value-type="float" office:value="32.839">
            <text:p>32.839</text:p>
          </table:table-cell>
          <table:table-cell table:style-name="ce20" office:value-type="float" office:value="32.56">
            <text:p>32.56</text:p>
          </table:table-cell>
          <table:table-cell table:style-name="ce20" office:value-type="float" office:value="33.013">
            <text:p>33.013</text:p>
          </table:table-cell>
          <table:table-cell table:style-name="ce19" office:value-type="float" office:value="32.362">
            <text:p>32.362</text:p>
          </table:table-cell>
          <table:table-cell table:style-name="ce20" office:value-type="string">
            <text:p>34.531+1</text:p>
          </table:table-cell>
          <table:table-cell table:number-columns-repeated="5"/>
        </table:table-row>
        <table:table-row table:style-name="ro2">
          <table:table-cell office:value-type="string">
            <text:p>1T</text:p>
          </table:table-cell>
          <table:table-cell office:value-type="string">
            <text:p>FS</text:p>
          </table:table-cell>
          <table:table-cell office:value-type="float" office:value="6">
            <text:p>6</text:p>
          </table:table-cell>
          <table:table-cell office:value-type="string">
            <text:p>Clouse, Lucas</text:p>
          </table:table-cell>
          <table:table-cell office:value-type="string">
            <text:p>2007 BMW M6</text:p>
          </table:table-cell>
          <table:table-cell office:value-type="string">
            <text:p>white</text:p>
          </table:table-cell>
          <table:table-cell table:formula="of:=MIN([.H5:.R5])" office:value-type="float" office:value="33.473">
            <text:p>33.473</text:p>
          </table:table-cell>
          <table:table-cell office:value-type="float" office:value="42.564">
            <text:p>42.564</text:p>
          </table:table-cell>
          <table:table-cell office:value-type="float" office:value="38.274">
            <text:p>38.274</text:p>
          </table:table-cell>
          <table:table-cell office:value-type="float" office:value="37.22">
            <text:p>37.22</text:p>
          </table:table-cell>
          <table:table-cell office:value-type="float" office:value="36.275">
            <text:p>36.275</text:p>
          </table:table-cell>
          <table:table-cell office:value-type="float" office:value="35.897">
            <text:p>35.897</text:p>
          </table:table-cell>
          <table:table-cell office:value-type="float" office:value="34.826">
            <text:p>34.826</text:p>
          </table:table-cell>
          <table:table-cell office:value-type="float" office:value="34.369">
            <text:p>34.369</text:p>
          </table:table-cell>
          <table:table-cell office:value-type="float" office:value="35.038">
            <text:p>35.038</text:p>
          </table:table-cell>
          <table:table-cell office:value-type="float" office:value="34.353">
            <text:p>34.353</text:p>
          </table:table-cell>
          <table:table-cell office:value-type="string">
            <text:p>36.064+DNF</text:p>
          </table:table-cell>
          <table:table-cell office:value-type="float" office:value="33.473">
            <text:p>33.473</text:p>
          </table:table-cell>
          <table:table-cell office:value-type="float" office:value="36.293">
            <text:p>36.293</text:p>
          </table:table-cell>
          <table:table-cell office:value-type="float" office:value="34.997">
            <text:p>34.997</text:p>
          </table:table-cell>
          <table:table-cell office:value-type="float" office:value="33.573">
            <text:p>33.573</text:p>
          </table:table-cell>
          <table:table-cell office:value-type="float" office:value="33.311">
            <text:p>33.311</text:p>
          </table:table-cell>
          <table:table-cell table:style-name="ce23" office:value-type="float" office:value="33.069">
            <text:p>33.069</text:p>
          </table:table-cell>
          <table:table-cell office:value-type="float" office:value="33.963">
            <text:p>33.963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4.402">
            <text:p>34.402</text:p>
          </table:table-cell>
          <table:table-cell table:style-name="ce21" office:value-type="float" office:value="33.448">
            <text:p>33.448</text:p>
          </table:table-cell>
          <table:table-cell table:style-name="ce21" office:value-type="float" office:value="33.081">
            <text:p>33.081</text:p>
          </table:table-cell>
          <table:table-cell table:style-name="ce21" office:value-type="float" office:value="32.831">
            <text:p>32.831</text:p>
          </table:table-cell>
          <table:table-cell table:style-name="ce21" office:value-type="float" office:value="32.758">
            <text:p>32.758</text:p>
          </table:table-cell>
          <table:table-cell table:style-name="ce23" office:value-type="float" office:value="32.391">
            <text:p>32.391</text:p>
          </table:table-cell>
          <table:table-cell table:style-name="ce21" office:value-type="float" office:value="32.825">
            <text:p>32.825</text:p>
          </table:table-cell>
          <table:table-cell table:number-columns-repeated="4"/>
        </table:table-row>
        <table:table-row table:style-name="ro2">
          <table:table-cell office:value-type="string">
            <text:p>1T</text:p>
          </table:table-cell>
          <table:table-cell office:value-type="string">
            <text:p>GS</text:p>
          </table:table-cell>
          <table:table-cell office:value-type="float" office:value="77">
            <text:p>77</text:p>
          </table:table-cell>
          <table:table-cell office:value-type="string">
            <text:p>Nixon, Robert</text:p>
          </table:table-cell>
          <table:table-cell office:value-type="string">
            <text:p>2013 Fiat 500 Abarth</text:p>
          </table:table-cell>
          <table:table-cell office:value-type="string">
            <text:p>Red</text:p>
          </table:table-cell>
          <table:table-cell table:formula="of:=MIN([.H6:.R6])" office:value-type="float" office:value="34.301">
            <text:p>34.301</text:p>
          </table:table-cell>
          <table:table-cell office:value-type="float" office:value="36.575">
            <text:p>36.575</text:p>
          </table:table-cell>
          <table:table-cell office:value-type="float" office:value="44.728">
            <text:p>44.728</text:p>
          </table:table-cell>
          <table:table-cell office:value-type="float" office:value="38.748">
            <text:p>38.748</text:p>
          </table:table-cell>
          <table:table-cell office:value-type="float" office:value="34.592">
            <text:p>34.592</text:p>
          </table:table-cell>
          <table:table-cell office:value-type="float" office:value="34.438">
            <text:p>34.438</text:p>
          </table:table-cell>
          <table:table-cell office:value-type="float" office:value="34.457">
            <text:p>34.457</text:p>
          </table:table-cell>
          <table:table-cell table:style-name="ce23" office:value-type="float" office:value="34.301">
            <text:p>34.301</text:p>
          </table:table-cell>
          <table:table-cell office:value-type="float" office:value="34.311">
            <text:p>34.311</text:p>
          </table:table-cell>
          <table:table-cell office:value-type="float" office:value="34.376">
            <text:p>34.376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2T</text:p>
          </table:table-cell>
          <table:table-cell office:value-type="string">
            <text:p>GS</text:p>
          </table:table-cell>
          <table:table-cell office:value-type="float" office:value="177">
            <text:p>177</text:p>
          </table:table-cell>
          <table:table-cell office:value-type="string">
            <text:p>Garrido, Jeremy</text:p>
          </table:table-cell>
          <table:table-cell office:value-type="string">
            <text:p>2013 Fiat Abarth</text:p>
          </table:table-cell>
          <table:table-cell office:value-type="string">
            <text:p>Red</text:p>
          </table:table-cell>
          <table:table-cell table:formula="of:=MIN([.H7:.R7])" office:value-type="float" office:value="34.374">
            <text:p>34.374</text:p>
          </table:table-cell>
          <table:table-cell office:value-type="float" office:value="36.26">
            <text:p>36.26</text:p>
          </table:table-cell>
          <table:table-cell office:value-type="string">
            <text:p>36.707+1</text:p>
          </table:table-cell>
          <table:table-cell office:value-type="float" office:value="34.992">
            <text:p>34.992</text:p>
          </table:table-cell>
          <table:table-cell office:value-type="string">
            <text:p>35.511+1</text:p>
          </table:table-cell>
          <table:table-cell office:value-type="float" office:value="36.895">
            <text:p>36.895</text:p>
          </table:table-cell>
          <table:table-cell office:value-type="float" office:value="35.494">
            <text:p>35.494</text:p>
          </table:table-cell>
          <table:table-cell table:style-name="ce23" office:value-type="float" office:value="34.374">
            <text:p>34.374</text:p>
          </table:table-cell>
          <table:table-cell office:value-type="float" office:value="34.512">
            <text:p>34.512</text:p>
          </table:table-cell>
          <table:table-cell office:value-type="string">
            <text:p>36.459+1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S</text:p>
          </table:table-cell>
          <table:table-cell office:value-type="float" office:value="8">
            <text:p>8</text:p>
          </table:table-cell>
          <table:table-cell office:value-type="string">
            <text:p>Poehlmann, Joseph</text:p>
          </table:table-cell>
          <table:table-cell office:value-type="string">
            <text:p>2014 Audi A4</text:p>
          </table:table-cell>
          <table:table-cell office:value-type="string">
            <text:p>Black</text:p>
          </table:table-cell>
          <table:table-cell table:formula="of:=MIN([.H8:.R8])" office:value-type="float" office:value="35.466">
            <text:p>35.466</text:p>
          </table:table-cell>
          <table:table-cell office:value-type="string">
            <text:p>70.745+DNF</text:p>
          </table:table-cell>
          <table:table-cell office:value-type="float" office:value="44.797">
            <text:p>44.797</text:p>
          </table:table-cell>
          <table:table-cell office:value-type="float" office:value="37.286">
            <text:p>37.286</text:p>
          </table:table-cell>
          <table:table-cell office:value-type="float" office:value="37.759">
            <text:p>37.759</text:p>
          </table:table-cell>
          <table:table-cell office:value-type="float" office:value="35.899">
            <text:p>35.899</text:p>
          </table:table-cell>
          <table:table-cell office:value-type="float" office:value="39.045">
            <text:p>39.045</text:p>
          </table:table-cell>
          <table:table-cell office:value-type="float" office:value="36.39">
            <text:p>36.39</text:p>
          </table:table-cell>
          <table:table-cell office:value-type="float" office:value="39.737">
            <text:p>39.737</text:p>
          </table:table-cell>
          <table:table-cell office:value-type="float" office:value="37.468">
            <text:p>37.468</text:p>
          </table:table-cell>
          <table:table-cell table:style-name="ce23" office:value-type="float" office:value="35.466">
            <text:p>35.466</text:p>
          </table:table-cell>
          <table:table-cell office:value-type="float" office:value="35.768">
            <text:p>35.768</text:p>
          </table:table-cell>
          <table:table-cell office:value-type="float" office:value="40.39">
            <text:p>40.39</text:p>
          </table:table-cell>
          <table:table-cell office:value-type="float" office:value="36.641">
            <text:p>36.641</text:p>
          </table:table-cell>
          <table:table-cell office:value-type="float" office:value="39.474">
            <text:p>39.474</text:p>
          </table:table-cell>
          <table:table-cell office:value-type="float" office:value="40.042">
            <text:p>40.042</text:p>
          </table:table-cell>
          <table:table-cell table:style-name="ce21" office:value-type="float" office:value="36.373">
            <text:p>36.373</text:p>
          </table:table-cell>
          <table:table-cell table:style-name="ce23" office:value-type="float" office:value="35.565">
            <text:p>35.565</text:p>
          </table:table-cell>
          <table:table-cell table:style-name="ce21" office:value-type="float" office:value="38.355">
            <text:p>38.35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S</text:p>
          </table:table-cell>
          <table:table-cell office:value-type="float" office:value="1">
            <text:p>1</text:p>
          </table:table-cell>
          <table:table-cell office:value-type="string">
            <text:p>Romano, Ian</text:p>
          </table:table-cell>
          <table:table-cell office:value-type="string">
            <text:p>2009 Ford</text:p>
          </table:table-cell>
          <table:table-cell/>
          <table:table-cell table:formula="of:=MIN([.H9:.R9])" office:value-type="float" office:value="39.061">
            <text:p>39.061</text:p>
          </table:table-cell>
          <table:table-cell office:value-type="string">
            <text:p>999.999+OFF</text:p>
          </table:table-cell>
          <table:table-cell office:value-type="float" office:value="42.72">
            <text:p>42.72</text:p>
          </table:table-cell>
          <table:table-cell office:value-type="float" office:value="39.779">
            <text:p>39.779</text:p>
          </table:table-cell>
          <table:table-cell office:value-type="string">
            <text:p>45.968+1</text:p>
          </table:table-cell>
          <table:table-cell office:value-type="float" office:value="41.712">
            <text:p>41.712</text:p>
          </table:table-cell>
          <table:table-cell office:value-type="float" office:value="39.995">
            <text:p>39.995</text:p>
          </table:table-cell>
          <table:table-cell office:value-type="float" office:value="40.046">
            <text:p>40.046</text:p>
          </table:table-cell>
          <table:table-cell office:value-type="float" office:value="39.251">
            <text:p>39.251</text:p>
          </table:table-cell>
          <table:table-cell office:value-type="float" office:value="39.773">
            <text:p>39.773</text:p>
          </table:table-cell>
          <table:table-cell table:style-name="ce23" office:value-type="float" office:value="39.061">
            <text:p>39.061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ASP</text:p>
          </table:table-cell>
          <table:table-cell office:value-type="float" office:value="251">
            <text:p>251</text:p>
          </table:table-cell>
          <table:table-cell office:value-type="string">
            <text:p>McKenna, Ronnie</text:p>
          </table:table-cell>
          <table:table-cell office:value-type="string">
            <text:p>2013 Subaru WRX STI LIMITED</text:p>
          </table:table-cell>
          <table:table-cell office:value-type="string">
            <text:p>WHITE PEARL</text:p>
          </table:table-cell>
          <table:table-cell table:formula="of:=MIN([.H10:.R10])" office:value-type="float" office:value="32.84">
            <text:p>32.84</text:p>
          </table:table-cell>
          <table:table-cell office:value-type="float" office:value="40.33">
            <text:p>40.33</text:p>
          </table:table-cell>
          <table:table-cell office:value-type="float" office:value="36.167">
            <text:p>36.167</text:p>
          </table:table-cell>
          <table:table-cell office:value-type="float" office:value="35.894">
            <text:p>35.894</text:p>
          </table:table-cell>
          <table:table-cell office:value-type="float" office:value="35.159">
            <text:p>35.159</text:p>
          </table:table-cell>
          <table:table-cell office:value-type="float" office:value="34.518">
            <text:p>34.518</text:p>
          </table:table-cell>
          <table:table-cell office:value-type="float" office:value="34.123">
            <text:p>34.123</text:p>
          </table:table-cell>
          <table:table-cell office:value-type="float" office:value="33.473">
            <text:p>33.473</text:p>
          </table:table-cell>
          <table:table-cell office:value-type="string">
            <text:p>33.575+1</text:p>
          </table:table-cell>
          <table:table-cell office:value-type="string">
            <text:p>33.225+1</text:p>
          </table:table-cell>
          <table:table-cell office:value-type="float" office:value="34.005">
            <text:p>34.005</text:p>
          </table:table-cell>
          <table:table-cell office:value-type="float" office:value="32.84">
            <text:p>32.84</text:p>
          </table:table-cell>
          <table:table-cell office:value-type="float" office:value="33.124">
            <text:p>33.124</text:p>
          </table:table-cell>
          <table:table-cell office:value-type="string">
            <text:p>32.137+1</text:p>
          </table:table-cell>
          <table:table-cell table:style-name="ce23" office:value-type="float" office:value="32.442">
            <text:p>32.442</text:p>
          </table:table-cell>
          <table:table-cell office:value-type="float" office:value="34.519">
            <text:p>34.519</text:p>
          </table:table-cell>
          <table:table-cell table:style-name="ce21" office:value-type="float" office:value="33.363">
            <text:p>33.363</text:p>
          </table:table-cell>
          <table:table-cell office:value-type="float" office:value="32.428">
            <text:p>32.428</text:p>
          </table:table-cell>
          <table:table-cell table:style-name="ce21" office:value-type="float" office:value="32.202">
            <text:p>32.202</text:p>
          </table:table-cell>
          <table:table-cell table:style-name="ce21" office:value-type="float" office:value="32.148">
            <text:p>32.148</text:p>
          </table:table-cell>
          <table:table-cell table:style-name="ce21" office:value-type="float" office:value="31.878">
            <text:p>31.878</text:p>
          </table:table-cell>
          <table:table-cell table:style-name="ce21" office:value-type="float" office:value="32.232">
            <text:p>32.232</text:p>
          </table:table-cell>
          <table:table-cell table:style-name="ce21" office:value-type="string">
            <text:p>33.727+DNF</text:p>
          </table:table-cell>
          <table:table-cell table:style-name="ce21" office:value-type="float" office:value="31.952">
            <text:p>31.952</text:p>
          </table:table-cell>
          <table:table-cell table:style-name="ce21" office:value-type="string">
            <text:p>31.482+1</text:p>
          </table:table-cell>
          <table:table-cell table:style-name="ce23" office:value-type="float" office:value="31.708">
            <text:p>31.708</text:p>
          </table:table-cell>
          <table:table-cell table:number-columns-repeated="4"/>
        </table:table-row>
        <table:table-row table:style-name="ro2">
          <table:table-cell office:value-type="string">
            <text:p>1T</text:p>
          </table:table-cell>
          <table:table-cell office:value-type="string">
            <text:p>STF</text:p>
          </table:table-cell>
          <table:table-cell office:value-type="float" office:value="16">
            <text:p>16</text:p>
          </table:table-cell>
          <table:table-cell office:value-type="string">
            <text:p>Dizon, Carl</text:p>
          </table:table-cell>
          <table:table-cell office:value-type="string">
            <text:p>2006 Acura RSX Type S</text:p>
          </table:table-cell>
          <table:table-cell office:value-type="string">
            <text:p>Black</text:p>
          </table:table-cell>
          <table:table-cell table:formula="of:=MIN([.H11:.R11])" office:value-type="float" office:value="36.305">
            <text:p>36.305</text:p>
          </table:table-cell>
          <table:table-cell office:value-type="string">
            <text:p>63.103+DNF</text:p>
          </table:table-cell>
          <table:table-cell office:value-type="float" office:value="43.091">
            <text:p>43.091</text:p>
          </table:table-cell>
          <table:table-cell office:value-type="float" office:value="39.105">
            <text:p>39.105</text:p>
          </table:table-cell>
          <table:table-cell office:value-type="float" office:value="38.39">
            <text:p>38.39</text:p>
          </table:table-cell>
          <table:table-cell office:value-type="float" office:value="37.501">
            <text:p>37.501</text:p>
          </table:table-cell>
          <table:table-cell office:value-type="float" office:value="37.068">
            <text:p>37.068</text:p>
          </table:table-cell>
          <table:table-cell office:value-type="float" office:value="36.305">
            <text:p>36.305</text:p>
          </table:table-cell>
          <table:table-cell office:value-type="string">
            <text:p>36.383+1</text:p>
          </table:table-cell>
          <table:table-cell office:value-type="float" office:value="37.745">
            <text:p>37.745</text:p>
          </table:table-cell>
          <table:table-cell office:value-type="string">
            <text:p>36.732+1</text:p>
          </table:table-cell>
          <table:table-cell office:value-type="string">
            <text:p>35.772+1</text:p>
          </table:table-cell>
          <table:table-cell office:value-type="float" office:value="35.913">
            <text:p>35.913</text:p>
          </table:table-cell>
          <table:table-cell office:value-type="float" office:value="35.454">
            <text:p>35.454</text:p>
          </table:table-cell>
          <table:table-cell office:value-type="float" office:value="35.203">
            <text:p>35.203</text:p>
          </table:table-cell>
          <table:table-cell table:style-name="ce23" office:value-type="float" office:value="34.541">
            <text:p>34.541</text:p>
          </table:table-cell>
          <table:table-cell table:style-name="ce21" office:value-type="string">
            <text:p>34.754+1</text:p>
          </table:table-cell>
          <table:table-cell office:value-type="string">
            <text:p>34.876+1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F</text:p>
          </table:table-cell>
          <table:table-cell office:value-type="float" office:value="28">
            <text:p>28</text:p>
          </table:table-cell>
          <table:table-cell office:value-type="string">
            <text:p>valle, Joel</text:p>
          </table:table-cell>
          <table:table-cell office:value-type="string">
            <text:p>2012 Honda Civic Si</text:p>
          </table:table-cell>
          <table:table-cell office:value-type="string">
            <text:p>White</text:p>
          </table:table-cell>
          <table:table-cell table:formula="of:=MIN([.H12:.R12])" office:value-type="float" office:value="37.289">
            <text:p>37.289</text:p>
          </table:table-cell>
          <table:table-cell office:value-type="string">
            <text:p>81.591+DNF</text:p>
          </table:table-cell>
          <table:table-cell office:value-type="float" office:value="42.823">
            <text:p>42.823</text:p>
          </table:table-cell>
          <table:table-cell office:value-type="float" office:value="39.92">
            <text:p>39.92</text:p>
          </table:table-cell>
          <table:table-cell office:value-type="float" office:value="38.884">
            <text:p>38.884</text:p>
          </table:table-cell>
          <table:table-cell office:value-type="float" office:value="37.964">
            <text:p>37.964</text:p>
          </table:table-cell>
          <table:table-cell office:value-type="float" office:value="38.283">
            <text:p>38.283</text:p>
          </table:table-cell>
          <table:table-cell office:value-type="float" office:value="38.67">
            <text:p>38.67</text:p>
          </table:table-cell>
          <table:table-cell office:value-type="float" office:value="47.05">
            <text:p>47.05</text:p>
          </table:table-cell>
          <table:table-cell table:style-name="ce23" office:value-type="float" office:value="37.289">
            <text:p>37.289</text:p>
          </table:table-cell>
          <table:table-cell office:value-type="float" office:value="37.661">
            <text:p>37.661</text:p>
          </table:table-cell>
          <table:table-cell office:value-type="float" office:value="37.838">
            <text:p>37.838</text:p>
          </table:table-cell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STS</text:p>
          </table:table-cell>
          <table:table-cell office:value-type="float" office:value="176">
            <text:p>176</text:p>
          </table:table-cell>
          <table:table-cell office:value-type="string">
            <text:p>Burtt-Henderson, Philip</text:p>
          </table:table-cell>
          <table:table-cell office:value-type="string">
            <text:p>1991 Mazda Miata</text:p>
          </table:table-cell>
          <table:table-cell office:value-type="string">
            <text:p>White</text:p>
          </table:table-cell>
          <table:table-cell table:formula="of:=MIN([.H13:.R13])" office:value-type="float" office:value="32.282">
            <text:p>32.282</text:p>
          </table:table-cell>
          <table:table-cell office:value-type="float" office:value="34.606">
            <text:p>34.606</text:p>
          </table:table-cell>
          <table:table-cell office:value-type="float" office:value="40.463">
            <text:p>40.463</text:p>
          </table:table-cell>
          <table:table-cell office:value-type="float" office:value="33.211">
            <text:p>33.211</text:p>
          </table:table-cell>
          <table:table-cell office:value-type="float" office:value="32.845">
            <text:p>32.845</text:p>
          </table:table-cell>
          <table:table-cell office:value-type="string">
            <text:p>31.670+DNF</text:p>
          </table:table-cell>
          <table:table-cell office:value-type="float" office:value="32.727">
            <text:p>32.727</text:p>
          </table:table-cell>
          <table:table-cell office:value-type="float" office:value="32.282">
            <text:p>32.282</text:p>
          </table:table-cell>
          <table:table-cell office:value-type="float" office:value="32.871">
            <text:p>32.871</text:p>
          </table:table-cell>
          <table:table-cell office:value-type="float" office:value="33.347">
            <text:p>33.347</text:p>
          </table:table-cell>
          <table:table-cell office:value-type="float" office:value="32.744">
            <text:p>32.744</text:p>
          </table:table-cell>
          <table:table-cell office:value-type="string">
            <text:p>30.924+1</text:p>
          </table:table-cell>
          <table:table-cell office:value-type="float" office:value="33.503">
            <text:p>33.503</text:p>
          </table:table-cell>
          <table:table-cell office:value-type="float" office:value="33.551">
            <text:p>33.551</text:p>
          </table:table-cell>
          <table:table-cell office:value-type="float" office:value="32.348">
            <text:p>32.348</text:p>
          </table:table-cell>
          <table:table-cell office:value-type="float" office:value="32.893">
            <text:p>32.893</text:p>
          </table:table-cell>
          <table:table-cell table:style-name="ce23" office:value-type="float" office:value="32.15">
            <text:p>32.15</text:p>
          </table:table-cell>
          <table:table-cell office:value-type="float" office:value="32.494">
            <text:p>32.494</text:p>
          </table:table-cell>
          <table:table-cell table:style-name="ce21" office:value-type="float" office:value="32.454">
            <text:p>32.454</text:p>
          </table:table-cell>
          <table:table-cell table:style-name="ce21" office:value-type="float" office:value="32.634">
            <text:p>32.634</text:p>
          </table:table-cell>
          <table:table-cell table:style-name="ce21" office:value-type="float" office:value="32.129">
            <text:p>32.129</text:p>
          </table:table-cell>
          <table:table-cell table:style-name="ce21" office:value-type="float" office:value="35.514">
            <text:p>35.514</text:p>
          </table:table-cell>
          <table:table-cell table:style-name="ce21" office:value-type="float" office:value="31.534">
            <text:p>31.534</text:p>
          </table:table-cell>
          <table:table-cell table:style-name="ce23" office:value-type="float" office:value="31.047">
            <text:p>31.047</text:p>
          </table:table-cell>
          <table:table-cell table:style-name="ce21" office:value-type="float" office:value="31.154">
            <text:p>31.154</text:p>
          </table:table-cell>
          <table:table-cell table:style-name="ce21" office:value-type="float" office:value="31.138">
            <text:p>31.138</text:p>
          </table:table-cell>
          <table:table-cell table:style-name="ce21" office:value-type="float" office:value="31.056">
            <text:p>31.05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S</text:p>
          </table:table-cell>
          <table:table-cell office:value-type="float" office:value="13">
            <text:p>13</text:p>
          </table:table-cell>
          <table:table-cell office:value-type="string">
            <text:p>Davenport, James</text:p>
          </table:table-cell>
          <table:table-cell office:value-type="string">
            <text:p>1990 Mazda Miata</text:p>
          </table:table-cell>
          <table:table-cell office:value-type="string">
            <text:p>Grey</text:p>
          </table:table-cell>
          <table:table-cell table:formula="of:=MIN([.H14:.R14])" office:value-type="float" office:value="34.517">
            <text:p>34.517</text:p>
          </table:table-cell>
          <table:table-cell office:value-type="float" office:value="37.346">
            <text:p>37.346</text:p>
          </table:table-cell>
          <table:table-cell office:value-type="float" office:value="36.411">
            <text:p>36.411</text:p>
          </table:table-cell>
          <table:table-cell office:value-type="float" office:value="42.039">
            <text:p>42.039</text:p>
          </table:table-cell>
          <table:table-cell office:value-type="float" office:value="36.559">
            <text:p>36.559</text:p>
          </table:table-cell>
          <table:table-cell office:value-type="float" office:value="35.905">
            <text:p>35.905</text:p>
          </table:table-cell>
          <table:table-cell office:value-type="float" office:value="36.156">
            <text:p>36.156</text:p>
          </table:table-cell>
          <table:table-cell office:value-type="float" office:value="35.738">
            <text:p>35.738</text:p>
          </table:table-cell>
          <table:table-cell office:value-type="float" office:value="35.369">
            <text:p>35.369</text:p>
          </table:table-cell>
          <table:table-cell office:value-type="float" office:value="34.925">
            <text:p>34.925</text:p>
          </table:table-cell>
          <table:table-cell office:value-type="float" office:value="34.517">
            <text:p>34.517</text:p>
          </table:table-cell>
          <table:table-cell office:value-type="float" office:value="35.541">
            <text:p>35.541</text:p>
          </table:table-cell>
          <table:table-cell office:value-type="float" office:value="34.847">
            <text:p>34.847</text:p>
          </table:table-cell>
          <table:table-cell office:value-type="float" office:value="34.255">
            <text:p>34.255</text:p>
          </table:table-cell>
          <table:table-cell office:value-type="float" office:value="34.429">
            <text:p>34.429</text:p>
          </table:table-cell>
          <table:table-cell office:value-type="float" office:value="34.176">
            <text:p>34.176</text:p>
          </table:table-cell>
          <table:table-cell table:style-name="ce23" office:value-type="float" office:value="33.853">
            <text:p>33.853</text:p>
          </table:table-cell>
          <table:table-cell office:value-type="float" office:value="35.886">
            <text:p>35.886</text:p>
          </table:table-cell>
          <table:table-cell table:style-name="ce21" office:value-type="float" office:value="39.646">
            <text:p>39.646</text:p>
          </table:table-cell>
          <table:table-cell table:style-name="ce21" office:value-type="string">
            <text:p>34.131+1</text:p>
          </table:table-cell>
          <table:table-cell table:style-name="ce21" office:value-type="float" office:value="34.506">
            <text:p>34.506</text:p>
          </table:table-cell>
          <table:table-cell table:style-name="ce21" office:value-type="string">
            <text:p>34.699+1</text:p>
          </table:table-cell>
          <table:table-cell table:style-name="ce21" office:value-type="float" office:value="34.587">
            <text:p>34.587</text:p>
          </table:table-cell>
          <table:table-cell table:style-name="ce23" office:value-type="float" office:value="33.988">
            <text:p>33.988</text:p>
          </table:table-cell>
          <table:table-cell table:style-name="ce21" office:value-type="string">
            <text:p>34.248+1</text:p>
          </table:table-cell>
          <table:table-cell table:style-name="ce21" office:value-type="float" office:value="34.469">
            <text:p>34.46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S</text:p>
          </table:table-cell>
          <table:table-cell office:value-type="float" office:value="11">
            <text:p>11</text:p>
          </table:table-cell>
          <table:table-cell office:value-type="string">
            <text:p>Smith, Michael</text:p>
          </table:table-cell>
          <table:table-cell office:value-type="string">
            <text:p>Volkswagen R32</text:p>
          </table:table-cell>
          <table:table-cell office:value-type="string">
            <text:p>Grey</text:p>
          </table:table-cell>
          <table:table-cell table:formula="of:=MIN([.H15:.R15])" office:value-type="float" office:value="36.524">
            <text:p>36.524</text:p>
          </table:table-cell>
          <table:table-cell office:value-type="string">
            <text:p>56.978+DNF</text:p>
          </table:table-cell>
          <table:table-cell office:value-type="string">
            <text:p>40.989+DNF</text:p>
          </table:table-cell>
          <table:table-cell office:value-type="string">
            <text:p>37.523+DNF</text:p>
          </table:table-cell>
          <table:table-cell office:value-type="string">
            <text:p>40.375+DNF</text:p>
          </table:table-cell>
          <table:table-cell office:value-type="float" office:value="39.652">
            <text:p>39.652</text:p>
          </table:table-cell>
          <table:table-cell office:value-type="float" office:value="37.814">
            <text:p>37.814</text:p>
          </table:table-cell>
          <table:table-cell office:value-type="string">
            <text:p>53.570+DNF</text:p>
          </table:table-cell>
          <table:table-cell office:value-type="string">
            <text:p>36.956+1</text:p>
          </table:table-cell>
          <table:table-cell office:value-type="float" office:value="38.037">
            <text:p>38.037</text:p>
          </table:table-cell>
          <table:table-cell office:value-type="float" office:value="37.694">
            <text:p>37.694</text:p>
          </table:table-cell>
          <table:table-cell table:style-name="ce23" office:value-type="float" office:value="36.524">
            <text:p>36.524</text:p>
          </table:table-cell>
          <table:table-cell office:value-type="string">
            <text:p>35.888+DNF</text:p>
          </table:table-cell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STR</text:p>
          </table:table-cell>
          <table:table-cell office:value-type="float" office:value="44">
            <text:p>44</text:p>
          </table:table-cell>
          <table:table-cell office:value-type="string">
            <text:p>DeMarco, Caleb</text:p>
          </table:table-cell>
          <table:table-cell office:value-type="string">
            <text:p>2010 Mazda Miata</text:p>
          </table:table-cell>
          <table:table-cell office:value-type="string">
            <text:p>Black</text:p>
          </table:table-cell>
          <table:table-cell table:formula="of:=MIN([.H16:.R16])" office:value-type="float" office:value="31.48">
            <text:p>31.48</text:p>
          </table:table-cell>
          <table:table-cell office:value-type="float" office:value="34.246">
            <text:p>34.246</text:p>
          </table:table-cell>
          <table:table-cell table:style-name="ce23" office:value-type="float" office:value="31.48">
            <text:p>31.48</text:p>
          </table:table-cell>
          <table:table-cell office:value-type="float" office:value="32.99">
            <text:p>32.99</text:p>
          </table:table-cell>
          <table:table-cell office:value-type="string">
            <text:p>33.162+1</text:p>
          </table:table-cell>
          <table:table-cell office:value-type="string">
            <text:p>33.659+1</text:p>
          </table:table-cell>
          <table:table-cell office:value-type="float" office:value="33.226">
            <text:p>33.226</text:p>
          </table:table-cell>
          <table:table-cell office:value-type="float" office:value="32.825">
            <text:p>32.825</text:p>
          </table:table-cell>
          <table:table-cell office:value-type="float" office:value="34.924">
            <text:p>34.924</text:p>
          </table:table-cell>
          <table:table-cell office:value-type="string">
            <text:p>35.812+DNF</text:p>
          </table:table-cell>
          <table:table-cell office:value-type="float" office:value="32.621">
            <text:p>32.621</text:p>
          </table:table-cell>
          <table:table-cell office:value-type="float" office:value="32.521">
            <text:p>32.521</text:p>
          </table:table-cell>
          <table:table-cell office:value-type="float" office:value="32.163">
            <text:p>32.163</text:p>
          </table:table-cell>
          <table:table-cell office:value-type="float" office:value="32.173">
            <text:p>32.173</text:p>
          </table:table-cell>
          <table:table-cell office:value-type="string">
            <text:p>32.904+1</text:p>
          </table:table-cell>
          <table:table-cell office:value-type="float" office:value="32.362">
            <text:p>32.362</text:p>
          </table:table-cell>
          <table:table-cell table:style-name="ce21" office:value-type="string">
            <text:p>32.145+1</text:p>
          </table:table-cell>
          <table:table-cell office:value-type="float" office:value="35.033">
            <text:p>35.033</text:p>
          </table:table-cell>
          <table:table-cell table:style-name="ce21" office:value-type="string">
            <text:p>32.920+3</text:p>
          </table:table-cell>
          <table:table-cell table:style-name="ce23" office:value-type="float" office:value="31.752">
            <text:p>31.752</text:p>
          </table:table-cell>
          <table:table-cell table:style-name="ce21" office:value-type="float" office:value="31.909">
            <text:p>31.909</text:p>
          </table:table-cell>
          <table:table-cell table:style-name="ce21" office:value-type="float" office:value="31.832">
            <text:p>31.832</text:p>
          </table:table-cell>
          <table:table-cell table:number-columns-repeated="8"/>
        </table:table-row>
        <table:table-row table:style-name="ro2">
          <table:table-cell office:value-type="string">
            <text:p>1T</text:p>
          </table:table-cell>
          <table:table-cell office:value-type="string">
            <text:p>STX</text:p>
          </table:table-cell>
          <table:table-cell office:value-type="float" office:value="92">
            <text:p>92</text:p>
          </table:table-cell>
          <table:table-cell office:value-type="string">
            <text:p>Abbrescia, John</text:p>
          </table:table-cell>
          <table:table-cell office:value-type="string">
            <text:p>2013 Ford Focus ST</text:p>
          </table:table-cell>
          <table:table-cell office:value-type="string">
            <text:p>silver</text:p>
          </table:table-cell>
          <table:table-cell table:formula="of:=MIN([.H17:.R17])" office:value-type="float" office:value="33.205">
            <text:p>33.205</text:p>
          </table:table-cell>
          <table:table-cell office:value-type="float" office:value="37.021">
            <text:p>37.021</text:p>
          </table:table-cell>
          <table:table-cell office:value-type="float" office:value="33.205">
            <text:p>33.205</text:p>
          </table:table-cell>
          <table:table-cell office:value-type="float" office:value="34.991">
            <text:p>34.991</text:p>
          </table:table-cell>
          <table:table-cell office:value-type="string">
            <text:p>34.503+1</text:p>
          </table:table-cell>
          <table:table-cell office:value-type="string">
            <text:p>34.822+1</text:p>
          </table:table-cell>
          <table:table-cell office:value-type="string">
            <text:p>32.928+2</text:p>
          </table:table-cell>
          <table:table-cell office:value-type="float" office:value="33.831">
            <text:p>33.831</text:p>
          </table:table-cell>
          <table:table-cell office:value-type="string">
            <text:p>33.991+1</text:p>
          </table:table-cell>
          <table:table-cell office:value-type="float" office:value="33.899">
            <text:p>33.899</text:p>
          </table:table-cell>
          <table:table-cell office:value-type="string">
            <text:p>32.585+1</text:p>
          </table:table-cell>
          <table:table-cell office:value-type="float" office:value="33.222">
            <text:p>33.222</text:p>
          </table:table-cell>
          <table:table-cell office:value-type="float" office:value="58.6">
            <text:p>58.6</text:p>
          </table:table-cell>
          <table:table-cell office:value-type="float" office:value="32.314">
            <text:p>32.314</text:p>
          </table:table-cell>
          <table:table-cell table:style-name="ce23" office:value-type="float" office:value="32.065">
            <text:p>32.065</text:p>
          </table:table-cell>
          <table:table-cell office:value-type="string">
            <text:p>33.941+1</text:p>
          </table:table-cell>
          <table:table-cell table:style-name="ce21" office:value-type="float" office:value="32.496">
            <text:p>32.496</text:p>
          </table:table-cell>
          <table:table-cell office:value-type="float" office:value="33.146">
            <text:p>33.146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32.708">
            <text:p>32.708</text:p>
          </table:table-cell>
          <table:table-cell table:style-name="ce21" office:value-type="float" office:value="33.021">
            <text:p>33.021</text:p>
          </table:table-cell>
          <table:table-cell table:style-name="ce21" office:value-type="float" office:value="32.927">
            <text:p>32.927</text:p>
          </table:table-cell>
          <table:table-cell table:style-name="ce21" office:value-type="float" office:value="34.539">
            <text:p>34.539</text:p>
          </table:table-cell>
          <table:table-cell table:style-name="ce21" office:value-type="float" office:value="32.077">
            <text:p>32.077</text:p>
          </table:table-cell>
          <table:table-cell table:style-name="ce23" office:value-type="float" office:value="31.878">
            <text:p>31.878</text:p>
          </table:table-cell>
          <table:table-cell table:style-name="ce21" office:value-type="float" office:value="33.505">
            <text:p>33.505</text:p>
          </table:table-cell>
          <table:table-cell table:style-name="ce21" office:value-type="float" office:value="31.965">
            <text:p>31.965</text:p>
          </table:table-cell>
          <table:table-cell table:style-name="ce21" office:value-type="float" office:value="32.123">
            <text:p>32.123</text:p>
          </table:table-cell>
          <table:table-cell table:style-name="ce21" office:value-type="float" office:value="32.342">
            <text:p>32.342</text:p>
          </table:table-cell>
          <table:table-cell table:style-name="ce21" office:value-type="float" office:value="32.979">
            <text:p>32.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X</text:p>
          </table:table-cell>
          <table:table-cell office:value-type="float" office:value="17">
            <text:p>17</text:p>
          </table:table-cell>
          <table:table-cell office:value-type="string">
            <text:p>Gay, Dennis</text:p>
          </table:table-cell>
          <table:table-cell office:value-type="string">
            <text:p>2007 Mazda RX-8</text:p>
          </table:table-cell>
          <table:table-cell office:value-type="string">
            <text:p>Silver</text:p>
          </table:table-cell>
          <table:table-cell table:formula="of:=MIN([.H18:.R18])" office:value-type="float" office:value="36.156">
            <text:p>36.156</text:p>
          </table:table-cell>
          <table:table-cell office:value-type="string">
            <text:p>42.975+2</text:p>
          </table:table-cell>
          <table:table-cell office:value-type="string">
            <text:p>36.950+1</text:p>
          </table:table-cell>
          <table:table-cell office:value-type="string">
            <text:p>36.918+2</text:p>
          </table:table-cell>
          <table:table-cell office:value-type="string">
            <text:p>36.263+1</text:p>
          </table:table-cell>
          <table:table-cell office:value-type="string">
            <text:p>37.158+1</text:p>
          </table:table-cell>
          <table:table-cell office:value-type="string">
            <text:p>36.221+1</text:p>
          </table:table-cell>
          <table:table-cell office:value-type="string">
            <text:p>38.952+1</text:p>
          </table:table-cell>
          <table:table-cell table:style-name="ce23" office:value-type="float" office:value="36.156">
            <text:p>36.156</text:p>
          </table:table-cell>
          <table:table-cell office:value-type="string">
            <text:p>41.207+3</text:p>
          </table:table-cell>
          <table:table-cell office:value-type="string">
            <text:p>38.079+1</text:p>
          </table:table-cell>
          <table:table-cell office:value-type="string">
            <text:p>38.080+2</text:p>
          </table:table-cell>
          <table:table-cell office:value-type="string">
            <text:p>38.065+3</text:p>
          </table:table-cell>
          <table:table-cell office:value-type="float" office:value="38.391">
            <text:p>38.391</text:p>
          </table:table-cell>
          <table:table-cell table:style-name="ce23" office:value-type="float" office:value="37.31">
            <text:p>37.31</text:p>
          </table:table-cell>
          <table:table-cell office:value-type="string">
            <text:p>37.304+1</text:p>
          </table:table-cell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STU</text:p>
          </table:table-cell>
          <table:table-cell office:value-type="float" office:value="35">
            <text:p>35</text:p>
          </table:table-cell>
          <table:table-cell office:value-type="string">
            <text:p>Newell, Joshua</text:p>
          </table:table-cell>
          <table:table-cell office:value-type="string">
            <text:p>2011 Subaru WRX STi</text:p>
          </table:table-cell>
          <table:table-cell office:value-type="string">
            <text:p>Dark Grey</text:p>
          </table:table-cell>
          <table:table-cell table:formula="of:=MIN([.H19:.R19])" office:value-type="float" office:value="32.219">
            <text:p>32.219</text:p>
          </table:table-cell>
          <table:table-cell office:value-type="float" office:value="34.475">
            <text:p>34.475</text:p>
          </table:table-cell>
          <table:table-cell office:value-type="float" office:value="33.774">
            <text:p>33.774</text:p>
          </table:table-cell>
          <table:table-cell office:value-type="float" office:value="33.575">
            <text:p>33.575</text:p>
          </table:table-cell>
          <table:table-cell office:value-type="float" office:value="32.889">
            <text:p>32.889</text:p>
          </table:table-cell>
          <table:table-cell office:value-type="string">
            <text:p>32.880+1</text:p>
          </table:table-cell>
          <table:table-cell office:value-type="float" office:value="33.325">
            <text:p>33.325</text:p>
          </table:table-cell>
          <table:table-cell office:value-type="string">
            <text:p>32.484+1</text:p>
          </table:table-cell>
          <table:table-cell office:value-type="string">
            <text:p>32.683+1</text:p>
          </table:table-cell>
          <table:table-cell office:value-type="float" office:value="32.779">
            <text:p>32.779</text:p>
          </table:table-cell>
          <table:table-cell office:value-type="float" office:value="32.219">
            <text:p>32.219</text:p>
          </table:table-cell>
          <table:table-cell office:value-type="float" office:value="32.761">
            <text:p>32.761</text:p>
          </table:table-cell>
          <table:table-cell office:value-type="float" office:value="32.44">
            <text:p>32.44</text:p>
          </table:table-cell>
          <table:table-cell office:value-type="string">
            <text:p>45.053+DNF</text:p>
          </table:table-cell>
          <table:table-cell office:value-type="float" office:value="33.551">
            <text:p>33.551</text:p>
          </table:table-cell>
          <table:table-cell office:value-type="float" office:value="32.146">
            <text:p>32.146</text:p>
          </table:table-cell>
          <table:table-cell table:style-name="ce23" office:value-type="float" office:value="31.748">
            <text:p>31.748</text:p>
          </table:table-cell>
          <table:table-cell office:value-type="float" office:value="32.514">
            <text:p>32.514</text:p>
          </table:table-cell>
          <table:table-cell table:style-name="ce21" office:value-type="string">
            <text:p>32.784+2</text:p>
          </table:table-cell>
          <table:table-cell table:style-name="ce21" office:value-type="float" office:value="32.396">
            <text:p>32.396</text:p>
          </table:table-cell>
          <table:table-cell table:style-name="ce21" office:value-type="float" office:value="32.166">
            <text:p>32.166</text:p>
          </table:table-cell>
          <table:table-cell table:style-name="ce21" office:value-type="float" office:value="32.328">
            <text:p>32.328</text:p>
          </table:table-cell>
          <table:table-cell table:style-name="ce21" office:value-type="float" office:value="32.063">
            <text:p>32.063</text:p>
          </table:table-cell>
          <table:table-cell table:style-name="ce21" office:value-type="float" office:value="32.158">
            <text:p>32.158</text:p>
          </table:table-cell>
          <table:table-cell table:style-name="ce21" office:value-type="float" office:value="32.113">
            <text:p>32.113</text:p>
          </table:table-cell>
          <table:table-cell table:style-name="ce21" office:value-type="string">
            <text:p>32.101+1</text:p>
          </table:table-cell>
          <table:table-cell table:style-name="ce21" office:value-type="float" office:value="32.932">
            <text:p>32.932</text:p>
          </table:table-cell>
          <table:table-cell table:style-name="ce21" office:value-type="float" office:value="32.08">
            <text:p>32.08</text:p>
          </table:table-cell>
          <table:table-cell table:style-name="ce21" office:value-type="float" office:value="32.122">
            <text:p>32.122</text:p>
          </table:table-cell>
          <table:table-cell table:style-name="ce23" office:value-type="float" office:value="31.924">
            <text:p>31.924</text:p>
          </table:table-cell>
        </table:table-row>
        <table:table-row table:style-name="ro1">
          <table:table-cell office:value-type="string">
            <text:p>2T</text:p>
          </table:table-cell>
          <table:table-cell office:value-type="string">
            <text:p>STU</text:p>
          </table:table-cell>
          <table:table-cell office:value-type="float" office:value="32">
            <text:p>32</text:p>
          </table:table-cell>
          <table:table-cell office:value-type="string">
            <text:p>Schmidt, Dustin</text:p>
          </table:table-cell>
          <table:table-cell office:value-type="string">
            <text:p>2015 Subaru WRX STI</text:p>
          </table:table-cell>
          <table:table-cell office:value-type="string">
            <text:p>Blue</text:p>
          </table:table-cell>
          <table:table-cell table:formula="of:=MIN([.H20:.R20])" office:value-type="float" office:value="32.998">
            <text:p>32.998</text:p>
          </table:table-cell>
          <table:table-cell office:value-type="float" office:value="36.938">
            <text:p>36.938</text:p>
          </table:table-cell>
          <table:table-cell office:value-type="float" office:value="34.424">
            <text:p>34.424</text:p>
          </table:table-cell>
          <table:table-cell office:value-type="float" office:value="34.607">
            <text:p>34.607</text:p>
          </table:table-cell>
          <table:table-cell office:value-type="float" office:value="34.196">
            <text:p>34.196</text:p>
          </table:table-cell>
          <table:table-cell office:value-type="float" office:value="33.065">
            <text:p>33.065</text:p>
          </table:table-cell>
          <table:table-cell office:value-type="string">
            <text:p>32.998+1</text:p>
          </table:table-cell>
          <table:table-cell office:value-type="float" office:value="33.933">
            <text:p>33.933</text:p>
          </table:table-cell>
          <table:table-cell office:value-type="float" office:value="34.824">
            <text:p>34.824</text:p>
          </table:table-cell>
          <table:table-cell office:value-type="float" office:value="33.519">
            <text:p>33.519</text:p>
          </table:table-cell>
          <table:table-cell office:value-type="string">
            <text:p>32.886+1</text:p>
          </table:table-cell>
          <table:table-cell office:value-type="float" office:value="32.998">
            <text:p>32.998</text:p>
          </table:table-cell>
          <table:table-cell office:value-type="float" office:value="32.396">
            <text:p>32.396</text:p>
          </table:table-cell>
          <table:table-cell office:value-type="float" office:value="33.773">
            <text:p>33.773</text:p>
          </table:table-cell>
          <table:table-cell office:value-type="float" office:value="33.954">
            <text:p>33.954</text:p>
          </table:table-cell>
          <table:table-cell office:value-type="float" office:value="32.47">
            <text:p>32.47</text:p>
          </table:table-cell>
          <table:table-cell table:style-name="ce23" office:value-type="float" office:value="32.07">
            <text:p>32.07</text:p>
          </table:table-cell>
          <table:table-cell office:value-type="string">
            <text:p>31.521+3</text:p>
          </table:table-cell>
          <table:table-cell table:style-name="ce21" office:value-type="float" office:value="32.13">
            <text:p>32.13</text:p>
          </table:table-cell>
          <table:table-cell table:style-name="ce21" office:value-type="string">
            <text:p>31.605+1</text:p>
          </table:table-cell>
          <table:table-cell table:style-name="ce21" office:value-type="string">
            <text:p>31.551+1</text:p>
          </table:table-cell>
          <table:table-cell table:style-name="ce21" office:value-type="string">
            <text:p>31.969+2</text:p>
          </table:table-cell>
          <table:table-cell table:style-name="ce21" office:value-type="float" office:value="32.71">
            <text:p>32.71</text:p>
          </table:table-cell>
          <table:table-cell table:style-name="ce21" office:value-type="string">
            <text:p>32.453+1</text:p>
          </table:table-cell>
          <table:table-cell table:style-name="ce21" office:value-type="string">
            <text:p>32.470+2</text:p>
          </table:table-cell>
          <table:table-cell table:style-name="ce23" office:value-type="float" office:value="31.828">
            <text:p>31.828</text:p>
          </table:table-cell>
          <table:table-cell table:style-name="ce21" office:value-type="float" office:value="32.042">
            <text:p>32.042</text:p>
          </table:table-cell>
          <table:table-cell table:style-name="ce21" office:value-type="string">
            <text:p>32.142+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U</text:p>
          </table:table-cell>
          <table:table-cell office:value-type="float" office:value="20">
            <text:p>20</text:p>
          </table:table-cell>
          <table:table-cell office:value-type="string">
            <text:p>Deazevedo, Diogo</text:p>
          </table:table-cell>
          <table:table-cell office:value-type="string">
            <text:p>Subaru wrx sti</text:p>
          </table:table-cell>
          <table:table-cell office:value-type="string">
            <text:p>silver</text:p>
          </table:table-cell>
          <table:table-cell table:formula="of:=MIN([.H21:.R21])" office:value-type="float" office:value="33.509">
            <text:p>33.509</text:p>
          </table:table-cell>
          <table:table-cell office:value-type="string">
            <text:p>36.247+2</text:p>
          </table:table-cell>
          <table:table-cell office:value-type="float" office:value="35.3">
            <text:p>35.3</text:p>
          </table:table-cell>
          <table:table-cell office:value-type="float" office:value="35.746">
            <text:p>35.746</text:p>
          </table:table-cell>
          <table:table-cell office:value-type="string">
            <text:p>35.316+2</text:p>
          </table:table-cell>
          <table:table-cell office:value-type="float" office:value="34.151">
            <text:p>34.151</text:p>
          </table:table-cell>
          <table:table-cell office:value-type="string">
            <text:p>35.111+1</text:p>
          </table:table-cell>
          <table:table-cell office:value-type="float" office:value="33.509">
            <text:p>33.509</text:p>
          </table:table-cell>
          <table:table-cell office:value-type="float" office:value="33.666">
            <text:p>33.666</text:p>
          </table:table-cell>
          <table:table-cell office:value-type="string">
            <text:p>34.611+1</text:p>
          </table:table-cell>
          <table:table-cell office:value-type="string">
            <text:p>34.316+1</text:p>
          </table:table-cell>
          <table:table-cell office:value-type="string">
            <text:p>34.686+1</text:p>
          </table:table-cell>
          <table:table-cell office:value-type="string">
            <text:p>35.863+1</text:p>
          </table:table-cell>
          <table:table-cell office:value-type="float" office:value="34.508">
            <text:p>34.508</text:p>
          </table:table-cell>
          <table:table-cell office:value-type="float" office:value="34.23">
            <text:p>34.23</text:p>
          </table:table-cell>
          <table:table-cell office:value-type="string">
            <text:p>34.427+DNF</text:p>
          </table:table-cell>
          <table:table-cell table:style-name="ce21" office:value-type="float" office:value="33.79">
            <text:p>33.79</text:p>
          </table:table-cell>
          <table:table-cell office:value-type="string">
            <text:p>33.666+2</text:p>
          </table:table-cell>
          <table:table-cell table:style-name="ce23" office:value-type="float" office:value="33.485">
            <text:p>33.485</text:p>
          </table:table-cell>
          <table:table-cell table:style-name="ce23" office:value-type="float" office:value="34.154">
            <text:p>34.154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TU</text:p>
          </table:table-cell>
          <table:table-cell office:value-type="float" office:value="34">
            <text:p>34</text:p>
          </table:table-cell>
          <table:table-cell office:value-type="string">
            <text:p>Ortiz, David</text:p>
          </table:table-cell>
          <table:table-cell office:value-type="string">
            <text:p>2002 Chevrolet Camaro SS</text:p>
          </table:table-cell>
          <table:table-cell office:value-type="string">
            <text:p>Pewter</text:p>
          </table:table-cell>
          <table:table-cell table:formula="of:=MIN([.H22:.R22])" office:value-type="float" office:value="36.319">
            <text:p>36.319</text:p>
          </table:table-cell>
          <table:table-cell office:value-type="float" office:value="46.807">
            <text:p>46.807</text:p>
          </table:table-cell>
          <table:table-cell office:value-type="float" office:value="38.859">
            <text:p>38.859</text:p>
          </table:table-cell>
          <table:table-cell table:style-name="ce23" office:value-type="float" office:value="37.022">
            <text:p>37.022</text:p>
          </table:table-cell>
          <table:table-cell office:value-type="float" office:value="38.696">
            <text:p>38.696</text:p>
          </table:table-cell>
          <table:table-cell table:style-name="ce23" office:value-type="float" office:value="36.319">
            <text:p>36.319</text:p>
          </table:table-cell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1T</text:p>
          </table:table-cell>
          <table:table-cell office:value-type="string">
            <text:p>SM</text:p>
          </table:table-cell>
          <table:table-cell office:value-type="float" office:value="63">
            <text:p>63</text:p>
          </table:table-cell>
          <table:table-cell office:value-type="string">
            <text:p>Seabourn, Joshua</text:p>
          </table:table-cell>
          <table:table-cell office:value-type="string">
            <text:p>2004 Mitsubishi lancer evolutio</text:p>
          </table:table-cell>
          <table:table-cell office:value-type="string">
            <text:p>blue</text:p>
          </table:table-cell>
          <table:table-cell table:formula="of:=MIN([.H23:.R23])" office:value-type="float" office:value="33.573">
            <text:p>33.573</text:p>
          </table:table-cell>
          <table:table-cell office:value-type="float" office:value="38.535">
            <text:p>38.535</text:p>
          </table:table-cell>
          <table:table-cell office:value-type="float" office:value="37.049">
            <text:p>37.049</text:p>
          </table:table-cell>
          <table:table-cell office:value-type="float" office:value="33.829">
            <text:p>33.829</text:p>
          </table:table-cell>
          <table:table-cell office:value-type="float" office:value="35.184">
            <text:p>35.184</text:p>
          </table:table-cell>
          <table:table-cell office:value-type="float" office:value="35.804">
            <text:p>35.804</text:p>
          </table:table-cell>
          <table:table-cell office:value-type="float" office:value="35.291">
            <text:p>35.291</text:p>
          </table:table-cell>
          <table:table-cell office:value-type="string">
            <text:p>33.973+1</text:p>
          </table:table-cell>
          <table:table-cell office:value-type="float" office:value="33.665">
            <text:p>33.665</text:p>
          </table:table-cell>
          <table:table-cell office:value-type="float" office:value="33.573">
            <text:p>33.573</text:p>
          </table:table-cell>
          <table:table-cell office:value-type="string">
            <text:p>59.140+2</text:p>
          </table:table-cell>
          <table:table-cell office:value-type="float" office:value="34.7">
            <text:p>34.7</text:p>
          </table:table-cell>
          <table:table-cell table:style-name="ce23" office:value-type="float" office:value="31.565">
            <text:p>31.565</text:p>
          </table:table-cell>
          <table:table-cell office:value-type="float" office:value="33.233">
            <text:p>33.233</text:p>
          </table:table-cell>
          <table:table-cell office:value-type="string">
            <text:p>49.818+DNF</text:p>
          </table:table-cell>
          <table:table-cell office:value-type="float" office:value="34.509">
            <text:p>34.509</text:p>
          </table:table-cell>
          <table:table-cell table:style-name="ce21" office:value-type="float" office:value="33.818">
            <text:p>33.818</text:p>
          </table:table-cell>
          <table:table-cell office:value-type="float" office:value="33.556">
            <text:p>33.556</text:p>
          </table:table-cell>
          <table:table-cell table:style-name="ce23" office:value-type="float" office:value="33.47">
            <text:p>33.47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</text:p>
          </table:table-cell>
          <table:table-cell office:value-type="float" office:value="50">
            <text:p>50</text:p>
          </table:table-cell>
          <table:table-cell office:value-type="string">
            <text:p>Guillemette, Tyler</text:p>
          </table:table-cell>
          <table:table-cell office:value-type="string">
            <text:p>2007 Volkswagen GTI</text:p>
          </table:table-cell>
          <table:table-cell office:value-type="string">
            <text:p>Grey</text:p>
          </table:table-cell>
          <table:table-cell table:formula="of:=MIN([.H24:.R24])" office:value-type="float" office:value="33.637">
            <text:p>33.637</text:p>
          </table:table-cell>
          <table:table-cell office:value-type="float" office:value="35.047">
            <text:p>35.047</text:p>
          </table:table-cell>
          <table:table-cell office:value-type="float" office:value="35.846">
            <text:p>35.846</text:p>
          </table:table-cell>
          <table:table-cell office:value-type="float" office:value="34.826">
            <text:p>34.826</text:p>
          </table:table-cell>
          <table:table-cell office:value-type="float" office:value="35.347">
            <text:p>35.347</text:p>
          </table:table-cell>
          <table:table-cell office:value-type="float" office:value="35.407">
            <text:p>35.407</text:p>
          </table:table-cell>
          <table:table-cell office:value-type="float" office:value="34.046">
            <text:p>34.046</text:p>
          </table:table-cell>
          <table:table-cell office:value-type="float" office:value="33.972">
            <text:p>33.972</text:p>
          </table:table-cell>
          <table:table-cell table:style-name="ce23" office:value-type="float" office:value="33.637">
            <text:p>33.637</text:p>
          </table:table-cell>
          <table:table-cell office:value-type="float" office:value="34.056">
            <text:p>34.056</text:p>
          </table:table-cell>
          <table:table-cell office:value-type="float" office:value="33.823">
            <text:p>33.823</text:p>
          </table:table-cell>
          <table:table-cell office:value-type="float" office:value="33.76">
            <text:p>33.76</text:p>
          </table:table-cell>
          <table:table-cell office:value-type="string">
            <text:p>34.831+1</text:p>
          </table:table-cell>
          <table:table-cell office:value-type="float" office:value="33.819">
            <text:p>33.819</text:p>
          </table:table-cell>
          <table:table-cell office:value-type="float" office:value="34.185">
            <text:p>34.185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M</text:p>
          </table:table-cell>
          <table:table-cell office:value-type="float" office:value="99">
            <text:p>99</text:p>
          </table:table-cell>
          <table:table-cell office:value-type="string">
            <text:p>viray, errol</text:p>
          </table:table-cell>
          <table:table-cell office:value-type="string">
            <text:p>2006 Mitsubishi evolution ix</text:p>
          </table:table-cell>
          <table:table-cell office:value-type="string">
            <text:p>grey</text:p>
          </table:table-cell>
          <table:table-cell table:formula="of:=MIN([.H25:.R25])" office:value-type="float" office:value="34.816">
            <text:p>34.816</text:p>
          </table:table-cell>
          <table:table-cell office:value-type="string">
            <text:p>41.192+DNF</text:p>
          </table:table-cell>
          <table:table-cell office:value-type="string">
            <text:p>35.641+DNF</text:p>
          </table:table-cell>
          <table:table-cell office:value-type="float" office:value="35.969">
            <text:p>35.969</text:p>
          </table:table-cell>
          <table:table-cell office:value-type="string">
            <text:p>36.555+DNF</text:p>
          </table:table-cell>
          <table:table-cell office:value-type="float" office:value="36.156">
            <text:p>36.156</text:p>
          </table:table-cell>
          <table:table-cell office:value-type="float" office:value="35.317">
            <text:p>35.317</text:p>
          </table:table-cell>
          <table:table-cell office:value-type="float" office:value="35.642">
            <text:p>35.642</text:p>
          </table:table-cell>
          <table:table-cell office:value-type="string">
            <text:p>31.456+DNF</text:p>
          </table:table-cell>
          <table:table-cell office:value-type="float" office:value="54.256">
            <text:p>54.256</text:p>
          </table:table-cell>
          <table:table-cell office:value-type="float" office:value="36.107">
            <text:p>36.107</text:p>
          </table:table-cell>
          <table:table-cell office:value-type="float" office:value="34.816">
            <text:p>34.816</text:p>
          </table:table-cell>
          <table:table-cell office:value-type="float" office:value="35.775">
            <text:p>35.775</text:p>
          </table:table-cell>
          <table:table-cell table:style-name="ce23" office:value-type="float" office:value="34.5">
            <text:p>34.5</text:p>
          </table:table-cell>
          <table:table-cell office:value-type="float" office:value="33.841">
            <text:p>33.841</text:p>
          </table:table-cell>
          <table:table-cell office:value-type="float" office:value="33.073">
            <text:p>33.073</text:p>
          </table:table-cell>
          <table:table-cell table:style-name="ce21" office:value-type="float" office:value="33.675">
            <text:p>33.675</text:p>
          </table:table-cell>
          <table:table-cell office:value-type="string">
            <text:p>33.783+DNF</text:p>
          </table:table-cell>
          <table:table-cell table:style-name="ce21" office:value-type="float" office:value="38.323">
            <text:p>38.323</text:p>
          </table:table-cell>
          <table:table-cell table:style-name="ce21" office:value-type="float" office:value="38.346">
            <text:p>38.346</text:p>
          </table:table-cell>
          <table:table-cell table:style-name="ce21" office:value-type="float" office:value="33.75">
            <text:p>33.75</text:p>
          </table:table-cell>
          <table:table-cell table:style-name="ce23" office:value-type="float" office:value="33.02">
            <text:p>33.02</text:p>
          </table:table-cell>
          <table:table-cell table:style-name="ce21" office:value-type="float" office:value="34.883">
            <text:p>34.883</text:p>
          </table:table-cell>
          <table:table-cell table:style-name="ce21" office:value-type="float" office:value="33.578">
            <text:p>33.578</text:p>
          </table:table-cell>
          <table:table-cell table:style-name="ce21" office:value-type="float" office:value="34.244">
            <text:p>34.244</text:p>
          </table:table-cell>
          <table:table-cell table:number-columns-repeated="5"/>
        </table:table-row>
        <table:table-row table:style-name="ro2">
          <table:table-cell office:value-type="string">
            <text:p>1T</text:p>
          </table:table-cell>
          <table:table-cell office:value-type="string">
            <text:p>SSM</text:p>
          </table:table-cell>
          <table:table-cell office:value-type="float" office:value="91">
            <text:p>91</text:p>
          </table:table-cell>
          <table:table-cell office:value-type="string">
            <text:p>Natividad, Gino</text:p>
          </table:table-cell>
          <table:table-cell office:value-type="string">
            <text:p>1991 Toyota MR2</text:p>
          </table:table-cell>
          <table:table-cell office:value-type="string">
            <text:p>Black</text:p>
          </table:table-cell>
          <table:table-cell table:formula="of:=MIN([.H26:.R26])" office:value-type="float" office:value="31.28">
            <text:p>31.28</text:p>
          </table:table-cell>
          <table:table-cell office:value-type="string">
            <text:p>35.198+DNF</text:p>
          </table:table-cell>
          <table:table-cell table:style-name="ce23" office:value-type="float" office:value="31.28">
            <text:p>31.28</text:p>
          </table:table-cell>
          <table:table-cell office:value-type="float" office:value="36.182">
            <text:p>36.182</text:p>
          </table:table-cell>
          <table:table-cell office:value-type="float" office:value="36.408">
            <text:p>36.408</text:p>
          </table:table-cell>
          <table:table-cell office:value-type="float" office:value="36.009">
            <text:p>36.009</text:p>
          </table:table-cell>
          <table:table-cell office:value-type="float" office:value="35.552">
            <text:p>35.552</text:p>
          </table:table-cell>
          <table:table-cell office:value-type="float" office:value="35.219">
            <text:p>35.219</text:p>
          </table:table-cell>
          <table:table-cell office:value-type="float" office:value="36.031">
            <text:p>36.031</text:p>
          </table:table-cell>
          <table:table-cell office:value-type="float" office:value="33.046">
            <text:p>33.046</text:p>
          </table:table-cell>
          <table:table-cell office:value-type="float" office:value="36.363">
            <text:p>36.363</text:p>
          </table:table-cell>
          <table:table-cell office:value-type="float" office:value="35.151">
            <text:p>35.151</text:p>
          </table:table-cell>
          <table:table-cell table:style-name="ce23" office:value-type="float" office:value="34.515">
            <text:p>34.515</text:p>
          </table:table-cell>
          <table:table-cell office:value-type="string">
            <text:p>36.604+DNF</text:p>
          </table:table-cell>
          <table:table-cell office:value-type="float" office:value="35.498">
            <text:p>35.498</text:p>
          </table:table-cell>
          <table:table-cell office:value-type="float" office:value="35.623">
            <text:p>35.623</text:p>
          </table:table-cell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SM</text:p>
          </table:table-cell>
          <table:table-cell office:value-type="float" office:value="7">
            <text:p>7</text:p>
          </table:table-cell>
          <table:table-cell office:value-type="string">
            <text:p>Cobb, Jacey</text:p>
          </table:table-cell>
          <table:table-cell office:value-type="string">
            <text:p>2002 Mazda miata</text:p>
          </table:table-cell>
          <table:table-cell office:value-type="string">
            <text:p>red</text:p>
          </table:table-cell>
          <table:table-cell table:formula="of:=MIN([.H27:.R27])" office:value-type="float" office:value="31.572">
            <text:p>31.572</text:p>
          </table:table-cell>
          <table:table-cell office:value-type="float" office:value="35.093">
            <text:p>35.093</text:p>
          </table:table-cell>
          <table:table-cell office:value-type="string">
            <text:p>33.577+1</text:p>
          </table:table-cell>
          <table:table-cell office:value-type="float" office:value="33.543">
            <text:p>33.543</text:p>
          </table:table-cell>
          <table:table-cell office:value-type="float" office:value="33.437">
            <text:p>33.437</text:p>
          </table:table-cell>
          <table:table-cell office:value-type="float" office:value="32.558">
            <text:p>32.558</text:p>
          </table:table-cell>
          <table:table-cell office:value-type="float" office:value="34.336">
            <text:p>34.336</text:p>
          </table:table-cell>
          <table:table-cell office:value-type="float" office:value="31.996">
            <text:p>31.996</text:p>
          </table:table-cell>
          <table:table-cell office:value-type="float" office:value="31.935">
            <text:p>31.935</text:p>
          </table:table-cell>
          <table:table-cell office:value-type="float" office:value="33.76">
            <text:p>33.76</text:p>
          </table:table-cell>
          <table:table-cell office:value-type="float" office:value="31.71">
            <text:p>31.71</text:p>
          </table:table-cell>
          <table:table-cell table:style-name="ce23" office:value-type="float" office:value="31.572">
            <text:p>31.572</text:p>
          </table:table-cell>
          <table:table-cell office:value-type="float" office:value="32.73">
            <text:p>32.73</text:p>
          </table:table-cell>
          <table:table-cell office:value-type="float" office:value="42.382">
            <text:p>42.382</text:p>
          </table:table-cell>
          <table:table-cell office:value-type="float" office:value="31.685">
            <text:p>31.685</text:p>
          </table:table-cell>
          <table:table-cell office:value-type="string">
            <text:p>31.189+1</text:p>
          </table:table-cell>
          <table:table-cell table:style-name="ce21" office:value-type="string">
            <text:p>38.442+DNF</text:p>
          </table:table-cell>
          <table:table-cell office:value-type="float" office:value="31.863">
            <text:p>31.863</text:p>
          </table:table-cell>
          <table:table-cell table:style-name="ce23" office:value-type="float" office:value="31.805">
            <text:p>31.805</text:p>
          </table:table-cell>
          <table:table-cell table:style-name="ce21" office:value-type="float" office:value="41.04">
            <text:p>41.04</text:p>
          </table:table-cell>
          <table:table-cell table:style-name="ce21" office:value-type="string">
            <text:p>31.922+1</text:p>
          </table:table-cell>
          <table:table-cell table:style-name="ce21" office:value-type="float" office:value="32.227">
            <text:p>32.227</text:p>
          </table:table-cell>
          <table:table-cell table:style-name="ce21" office:value-type="float" office:value="32.353">
            <text:p>32.353</text:p>
          </table:table-cell>
          <table:table-cell table:style-name="ce21" office:value-type="string">
            <text:p>32.500+2</text:p>
          </table:table-cell>
          <table:table-cell table:style-name="ce21" office:value-type="float" office:value="42.99">
            <text:p>42.99</text:p>
          </table:table-cell>
          <table:table-cell table:number-columns-repeated="5"/>
        </table:table-row>
      </table:table>
      <table:table table:name="PAX Tables" table:style-name="ta1" table:print="false">
        <table:table-column table:style-name="co6" table:default-cell-style-name="ce21"/>
        <table:table-column table:style-name="co6" table:default-cell-style-name="ce15"/>
        <table:table-column table:style-name="co6" table:number-columns-repeated="2" table:default-cell-style-name="ce18"/>
        <table:table-column table:style-name="co2" table:default-cell-style-name="ce21"/>
        <table:table-column table:style-name="co4" table:default-cell-style-name="ce21"/>
        <table:table-column table:style-name="co6" table:default-cell-style-name="ce18"/>
        <table:table-column table:style-name="co6" table:default-cell-style-name="ce21"/>
        <table:table-column table:style-name="co6" table:default-cell-style-name="ce28"/>
        <table:table-column table:style-name="co6" table:default-cell-style-name="ce18"/>
        <table:table-column table:style-name="co6" table:default-cell-style-name="ce30"/>
        <table:table-column table:style-name="co6" table:default-cell-style-name="ce18"/>
        <table:table-column table:style-name="co6" table:number-columns-repeated="2" table:default-cell-style-name="ce21"/>
        <table:table-column table:style-name="co6" table:default-cell-style-name="ce18"/>
        <table:table-column table:style-name="co6" table:default-cell-style-name="ce21"/>
        <table:table-column table:style-name="co6" table:default-cell-style-name="ce28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row table:style-name="ro2">
          <table:table-cell table:style-name="ce24" office:value-type="string">
            <text:p>Pax Pos.</text:p>
          </table:table-cell>
          <table:table-cell table:style-name="ce25" office:value-type="string">
            <text:p>Pos.</text:p>
          </table:table-cell>
          <table:table-cell table:style-name="ce26" office:value-type="string">
            <text:p>Class</text:p>
          </table:table-cell>
          <table:table-cell table:style-name="ce26" office:value-type="string">
            <text:p>#</text:p>
          </table:table-cell>
          <table:table-cell table:style-name="ce24" office:value-type="string">
            <text:p>Driver</text:p>
          </table:table-cell>
          <table:table-cell table:style-name="ce24" office:value-type="string">
            <text:p>Car Model</text:p>
          </table:table-cell>
          <table:table-cell table:style-name="ce26" office:value-type="string">
            <text:p>Total</text:p>
          </table:table-cell>
          <table:table-cell table:style-name="ce24" office:value-type="string">
            <text:p>Factor</text:p>
          </table:table-cell>
          <table:table-cell table:style-name="ce27" office:value-type="string">
            <text:p>Pax Time</text:p>
          </table:table-cell>
          <table:table-cell table:style-name="ce26" office:value-type="string">
            <text:p>Diff.</text:p>
          </table:table-cell>
          <table:table-cell table:style-name="ce29" office:value-type="string">
            <text:p>From 1st</text:p>
          </table:table-cell>
          <table:table-cell table:style-name="ce31" office:value-type="string">
            <text:p>#</text:p>
          </table:table-cell>
          <table:table-cell table:style-name="ce32" office:value-type="string">
            <text:p>Driver</text:p>
          </table:table-cell>
          <table:table-cell table:style-name="ce32" office:value-type="string">
            <text:p>Car Model</text:p>
          </table:table-cell>
          <table:table-cell table:style-name="ce31" office:value-type="string">
            <text:p>Total</text:p>
          </table:table-cell>
          <table:table-cell table:style-name="ce32" office:value-type="string">
            <text:p>Factor</text:p>
          </table:table-cell>
          <table:table-cell table:style-name="ce33" office:value-type="string">
            <text:p>Pax Time</text:p>
          </table:table-cell>
          <table:table-cell/>
          <table:table-cell table:style-name="ce31" office:value-type="string">
            <text:p>Best PA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GS</text:p>
          </table:table-cell>
          <table:table-cell office:value-type="float" office:value="1">
            <text:p>1</text:p>
          </table:table-cell>
          <table:table-cell office:value-type="string">
            <text:p>Romano, Ian</text:p>
          </table:table-cell>
          <table:table-cell office:value-type="string">
            <text:p>2009 Ford</text:p>
          </table:table-cell>
          <table:table-cell office:value-type="float" office:value="39.061">
            <text:p>39.061</text:p>
          </table:table-cell>
          <table:table-cell office:value-type="string">
            <text:p>*0.806 </text:p>
          </table:table-cell>
          <table:table-cell office:value-type="float" office:value="31.483">
            <text:p>31.483</text:p>
          </table:table-cell>
          <table:table-cell office:value-type="float" office:value="0.163">
            <text:p>0.163</text:p>
          </table:table-cell>
          <table:table-cell office:value-type="float" office:value="5.103">
            <text:p>5.103</text:p>
          </table:table-cell>
          <table:table-cell office:value-type="float" office:value="1">
            <text:p>1</text:p>
          </table:table-cell>
          <table:table-cell office:value-type="string">
            <text:p>Romano, Ian</text:p>
          </table:table-cell>
          <table:table-cell office:value-type="string">
            <text:p>2009 Ford</text:p>
          </table:table-cell>
          <table:table-cell office:value-type="string">
            <text:p>DNS</text:p>
          </table:table-cell>
          <table:table-cell office:value-type="string">
            <text:p>*0.806 </text:p>
          </table:table-cell>
          <table:table-cell table:style-name="ce34"/>
          <table:table-cell/>
          <table:table-cell table:formula="of:=MIN([.Q2];[.I2])" office:value-type="float" office:value="31.483">
            <text:p>31.483</text:p>
          </table:table-cell>
          <table:table-cell table:style-name="ce3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FS</text:p>
          </table:table-cell>
          <table:table-cell office:value-type="float" office:value="6">
            <text:p>6</text:p>
          </table:table-cell>
          <table:table-cell office:value-type="string">
            <text:p>Clouse, Lucas</text:p>
          </table:table-cell>
          <table:table-cell office:value-type="string">
            <text:p>2007 BMW M6</text:p>
          </table:table-cell>
          <table:table-cell office:value-type="float" office:value="33.069">
            <text:p>33.069</text:p>
          </table:table-cell>
          <table:table-cell office:value-type="string">
            <text:p>*0.818 </text:p>
          </table:table-cell>
          <table:table-cell office:value-type="float" office:value="27.05">
            <text:p>27.05</text:p>
          </table:table-cell>
          <table:table-cell office:value-type="float" office:value="0.192">
            <text:p>0.192</text:p>
          </table:table-cell>
          <table:table-cell office:value-type="float" office:value="0.67">
            <text:p>0.67</text:p>
          </table:table-cell>
          <table:table-cell office:value-type="float" office:value="6">
            <text:p>6</text:p>
          </table:table-cell>
          <table:table-cell office:value-type="string">
            <text:p>Clouse, Lucas</text:p>
          </table:table-cell>
          <table:table-cell office:value-type="string">
            <text:p>2007 BMW M6</text:p>
          </table:table-cell>
          <table:table-cell office:value-type="float" office:value="32.391">
            <text:p>32.391</text:p>
          </table:table-cell>
          <table:table-cell office:value-type="string">
            <text:p>*0.818 </text:p>
          </table:table-cell>
          <table:table-cell office:value-type="float" office:value="26.495">
            <text:p>26.495</text:p>
          </table:table-cell>
          <table:table-cell/>
          <table:table-cell table:formula="of:=MIN([.Q3];[.I3])" office:value-type="float" office:value="26.495">
            <text:p>26.495</text:p>
          </table:table-cell>
          <table:table-cell table:style-name="ce36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SSM</text:p>
          </table:table-cell>
          <table:table-cell office:value-type="float" office:value="7">
            <text:p>7</text:p>
          </table:table-cell>
          <table:table-cell office:value-type="string">
            <text:p>Cobb, Jacey</text:p>
          </table:table-cell>
          <table:table-cell office:value-type="string">
            <text:p>2002 Mazda miata</text:p>
          </table:table-cell>
          <table:table-cell office:value-type="float" office:value="31.572">
            <text:p>31.572</text:p>
          </table:table-cell>
          <table:table-cell office:value-type="string">
            <text:p>*0.882 </text:p>
          </table:table-cell>
          <table:table-cell office:value-type="float" office:value="27.846">
            <text:p>27.846</text:p>
          </table:table-cell>
          <table:table-cell office:value-type="float" office:value="0.141">
            <text:p>0.141</text:p>
          </table:table-cell>
          <table:table-cell office:value-type="float" office:value="1.466">
            <text:p>1.466</text:p>
          </table:table-cell>
          <table:table-cell office:value-type="float" office:value="7">
            <text:p>7</text:p>
          </table:table-cell>
          <table:table-cell office:value-type="string">
            <text:p>Cobb, Jacey</text:p>
          </table:table-cell>
          <table:table-cell office:value-type="string">
            <text:p>2002 Mazda miata</text:p>
          </table:table-cell>
          <table:table-cell office:value-type="float" office:value="31.805">
            <text:p>31.805</text:p>
          </table:table-cell>
          <table:table-cell office:value-type="string">
            <text:p>*0.882 </text:p>
          </table:table-cell>
          <table:table-cell office:value-type="float" office:value="28.052">
            <text:p>28.052</text:p>
          </table:table-cell>
          <table:table-cell/>
          <table:table-cell table:formula="of:=MIN([.Q4];[.I4])" office:value-type="float" office:value="27.846">
            <text:p>27.846</text:p>
          </table:table-cell>
          <table:table-cell table:style-name="ce36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GS</text:p>
          </table:table-cell>
          <table:table-cell office:value-type="float" office:value="8">
            <text:p>8</text:p>
          </table:table-cell>
          <table:table-cell office:value-type="string">
            <text:p>Poehlmann, Joseph</text:p>
          </table:table-cell>
          <table:table-cell office:value-type="string">
            <text:p>2014 Audi A4</text:p>
          </table:table-cell>
          <table:table-cell office:value-type="float" office:value="35.466">
            <text:p>35.466</text:p>
          </table:table-cell>
          <table:table-cell office:value-type="string">
            <text:p>*0.806 </text:p>
          </table:table-cell>
          <table:table-cell office:value-type="float" office:value="28.585">
            <text:p>28.585</text:p>
          </table:table-cell>
          <table:table-cell office:value-type="float" office:value="0.257">
            <text:p>0.257</text:p>
          </table:table-cell>
          <table:table-cell office:value-type="float" office:value="2.205">
            <text:p>2.205</text:p>
          </table:table-cell>
          <table:table-cell office:value-type="float" office:value="8">
            <text:p>8</text:p>
          </table:table-cell>
          <table:table-cell office:value-type="string">
            <text:p>Poehlmann, Joseph</text:p>
          </table:table-cell>
          <table:table-cell office:value-type="string">
            <text:p>2014 Audi A4</text:p>
          </table:table-cell>
          <table:table-cell office:value-type="float" office:value="35.565">
            <text:p>35.565</text:p>
          </table:table-cell>
          <table:table-cell office:value-type="string">
            <text:p>*0.806 </text:p>
          </table:table-cell>
          <table:table-cell office:value-type="float" office:value="28.665">
            <text:p>28.665</text:p>
          </table:table-cell>
          <table:table-cell/>
          <table:table-cell table:formula="of:=MIN([.Q5];[.I5])" office:value-type="float" office:value="28.585">
            <text:p>28.585</text:p>
          </table:table-cell>
          <table:table-cell table:style-name="ce36"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TS</text:p>
          </table:table-cell>
          <table:table-cell office:value-type="float" office:value="11">
            <text:p>11</text:p>
          </table:table-cell>
          <table:table-cell office:value-type="string">
            <text:p>Smith, Michael</text:p>
          </table:table-cell>
          <table:table-cell office:value-type="string">
            <text:p>Volkswagen R32</text:p>
          </table:table-cell>
          <table:table-cell office:value-type="float" office:value="36.524">
            <text:p>36.524</text:p>
          </table:table-cell>
          <table:table-cell office:value-type="string">
            <text:p>*0.829 </text:p>
          </table:table-cell>
          <table:table-cell office:value-type="float" office:value="30.278">
            <text:p>30.278</text:p>
          </table:table-cell>
          <table:table-cell office:value-type="float" office:value="0.263">
            <text:p>0.263</text:p>
          </table:table-cell>
          <table:table-cell office:value-type="float" office:value="3.898">
            <text:p>3.898</text:p>
          </table:table-cell>
          <table:table-cell office:value-type="float" office:value="11">
            <text:p>11</text:p>
          </table:table-cell>
          <table:table-cell office:value-type="string">
            <text:p>Smith, Michael</text:p>
          </table:table-cell>
          <table:table-cell office:value-type="string">
            <text:p>Volkswagen R32</text:p>
          </table:table-cell>
          <table:table-cell office:value-type="string">
            <text:p>DNS</text:p>
          </table:table-cell>
          <table:table-cell office:value-type="string">
            <text:p>*0.829 </text:p>
          </table:table-cell>
          <table:table-cell table:style-name="ce34"/>
          <table:table-cell/>
          <table:table-cell table:formula="of:=MIN([.Q6];[.I6])" office:value-type="float" office:value="30.278">
            <text:p>30.278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STS</text:p>
          </table:table-cell>
          <table:table-cell office:value-type="float" office:value="13">
            <text:p>13</text:p>
          </table:table-cell>
          <table:table-cell office:value-type="string">
            <text:p>Davenport, James</text:p>
          </table:table-cell>
          <table:table-cell office:value-type="string">
            <text:p>1990 Mazda Miata</text:p>
          </table:table-cell>
          <table:table-cell office:value-type="float" office:value="33.853">
            <text:p>33.853</text:p>
          </table:table-cell>
          <table:table-cell office:value-type="string">
            <text:p>*0.829 </text:p>
          </table:table-cell>
          <table:table-cell office:value-type="float" office:value="28.064">
            <text:p>28.064</text:p>
          </table:table-cell>
          <table:table-cell office:value-type="float" office:value="0.218">
            <text:p>0.218</text:p>
          </table:table-cell>
          <table:table-cell office:value-type="float" office:value="1.684">
            <text:p>1.684</text:p>
          </table:table-cell>
          <table:table-cell office:value-type="float" office:value="13">
            <text:p>13</text:p>
          </table:table-cell>
          <table:table-cell office:value-type="string">
            <text:p>Davenport, James</text:p>
          </table:table-cell>
          <table:table-cell office:value-type="string">
            <text:p>1990 Mazda Miata</text:p>
          </table:table-cell>
          <table:table-cell office:value-type="float" office:value="33.988">
            <text:p>33.988</text:p>
          </table:table-cell>
          <table:table-cell office:value-type="string">
            <text:p>*0.829 </text:p>
          </table:table-cell>
          <table:table-cell office:value-type="float" office:value="28.176">
            <text:p>28.176</text:p>
          </table:table-cell>
          <table:table-cell/>
          <table:table-cell table:formula="of:=MIN([.Q7];[.I7])" office:value-type="float" office:value="28.064">
            <text:p>28.06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TF</text:p>
          </table:table-cell>
          <table:table-cell office:value-type="float" office:value="16">
            <text:p>16</text:p>
          </table:table-cell>
          <table:table-cell office:value-type="string">
            <text:p>Dizon, Carl</text:p>
          </table:table-cell>
          <table:table-cell office:value-type="string">
            <text:p>2006 Acura RSX Type S</text:p>
          </table:table-cell>
          <table:table-cell office:value-type="float" office:value="34.541">
            <text:p>34.541</text:p>
          </table:table-cell>
          <table:table-cell office:value-type="string">
            <text:p>*0.801 </text:p>
          </table:table-cell>
          <table:table-cell office:value-type="float" office:value="27.667">
            <text:p>27.667</text:p>
          </table:table-cell>
          <table:table-cell office:value-type="float" office:value="0.021">
            <text:p>0.021</text:p>
          </table:table-cell>
          <table:table-cell office:value-type="float" office:value="1.287">
            <text:p>1.287</text:p>
          </table:table-cell>
          <table:table-cell table:style-name="Default" table:number-columns-repeated="5"/>
          <table:table-cell table:style-name="ce35"/>
          <table:table-cell/>
          <table:table-cell table:formula="of:=MIN([.Q8];[.I8])" office:value-type="float" office:value="27.667">
            <text:p>27.66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STX</text:p>
          </table:table-cell>
          <table:table-cell office:value-type="float" office:value="17">
            <text:p>17</text:p>
          </table:table-cell>
          <table:table-cell office:value-type="string">
            <text:p>Gay, Dennis</text:p>
          </table:table-cell>
          <table:table-cell office:value-type="string">
            <text:p>2007 Mazda RX-8</text:p>
          </table:table-cell>
          <table:table-cell office:value-type="float" office:value="36.156">
            <text:p>36.156</text:p>
          </table:table-cell>
          <table:table-cell office:value-type="string">
            <text:p>*0.827 </text:p>
          </table:table-cell>
          <table:table-cell office:value-type="float" office:value="29.901">
            <text:p>29.901</text:p>
          </table:table-cell>
          <table:table-cell office:value-type="float" office:value="0.033">
            <text:p>0.033</text:p>
          </table:table-cell>
          <table:table-cell office:value-type="float" office:value="3.521">
            <text:p>3.521</text:p>
          </table:table-cell>
          <table:table-cell office:value-type="float" office:value="17">
            <text:p>17</text:p>
          </table:table-cell>
          <table:table-cell office:value-type="string">
            <text:p>Gay, Dennis</text:p>
          </table:table-cell>
          <table:table-cell office:value-type="string">
            <text:p>2007 Mazda RX-8</text:p>
          </table:table-cell>
          <table:table-cell office:value-type="float" office:value="37.31">
            <text:p>37.31</text:p>
          </table:table-cell>
          <table:table-cell office:value-type="string">
            <text:p>*0.827 </text:p>
          </table:table-cell>
          <table:table-cell office:value-type="float" office:value="30.855">
            <text:p>30.855</text:p>
          </table:table-cell>
          <table:table-cell/>
          <table:table-cell table:formula="of:=MIN([.Q9];[.I9])" office:value-type="float" office:value="29.901">
            <text:p>29.90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TU</text:p>
          </table:table-cell>
          <table:table-cell office:value-type="float" office:value="20">
            <text:p>20</text:p>
          </table:table-cell>
          <table:table-cell office:value-type="string">
            <text:p>Deazevedo, Diogo</text:p>
          </table:table-cell>
          <table:table-cell office:value-type="string">
            <text:p>Subaru wrx sti</text:p>
          </table:table-cell>
          <table:table-cell office:value-type="float" office:value="33.485">
            <text:p>33.485</text:p>
          </table:table-cell>
          <table:table-cell office:value-type="string">
            <text:p>*0.846 </text:p>
          </table:table-cell>
          <table:table-cell office:value-type="float" office:value="28.328">
            <text:p>28.328</text:p>
          </table:table-cell>
          <table:table-cell office:value-type="float" office:value="0.231">
            <text:p>0.231</text:p>
          </table:table-cell>
          <table:table-cell office:value-type="float" office:value="1.948">
            <text:p>1.948</text:p>
          </table:table-cell>
          <table:table-cell office:value-type="float" office:value="20">
            <text:p>20</text:p>
          </table:table-cell>
          <table:table-cell office:value-type="string">
            <text:p>Deazevedo, Diogo</text:p>
          </table:table-cell>
          <table:table-cell office:value-type="string">
            <text:p>Subaru wrx sti</text:p>
          </table:table-cell>
          <table:table-cell office:value-type="float" office:value="34.154">
            <text:p>34.154</text:p>
          </table:table-cell>
          <table:table-cell office:value-type="string">
            <text:p>*0.846 </text:p>
          </table:table-cell>
          <table:table-cell office:value-type="float" office:value="28.894">
            <text:p>28.894</text:p>
          </table:table-cell>
          <table:table-cell/>
          <table:table-cell table:formula="of:=MIN([.Q10];[.I10])" office:value-type="float" office:value="28.328">
            <text:p>28.328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STF</text:p>
          </table:table-cell>
          <table:table-cell office:value-type="float" office:value="28">
            <text:p>28</text:p>
          </table:table-cell>
          <table:table-cell office:value-type="string">
            <text:p>valle, Joel</text:p>
          </table:table-cell>
          <table:table-cell office:value-type="string">
            <text:p>2012 Honda Civic Si</text:p>
          </table:table-cell>
          <table:table-cell office:value-type="float" office:value="37.289">
            <text:p>37.289</text:p>
          </table:table-cell>
          <table:table-cell office:value-type="string">
            <text:p>*0.801 </text:p>
          </table:table-cell>
          <table:table-cell office:value-type="float" office:value="29.868">
            <text:p>29.868</text:p>
          </table:table-cell>
          <table:table-cell office:value-type="float" office:value="0.604">
            <text:p>0.604</text:p>
          </table:table-cell>
          <table:table-cell office:value-type="float" office:value="3.488">
            <text:p>3.488</text:p>
          </table:table-cell>
          <table:table-cell table:style-name="Default" table:number-columns-repeated="5"/>
          <table:table-cell table:style-name="ce35"/>
          <table:table-cell/>
          <table:table-cell table:formula="of:=MIN([.Q11];[.I11])" office:value-type="float" office:value="29.868">
            <text:p>29.86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TU</text:p>
          </table:table-cell>
          <table:table-cell office:value-type="float" office:value="32">
            <text:p>32</text:p>
          </table:table-cell>
          <table:table-cell office:value-type="string">
            <text:p>Schmidt, Dustin</text:p>
          </table:table-cell>
          <table:table-cell office:value-type="string">
            <text:p>2015 Subaru WRX STI</text:p>
          </table:table-cell>
          <table:table-cell office:value-type="float" office:value="32.07">
            <text:p>32.07</text:p>
          </table:table-cell>
          <table:table-cell office:value-type="string">
            <text:p>*0.846 </text:p>
          </table:table-cell>
          <table:table-cell office:value-type="float" office:value="27.131">
            <text:p>27.131</text:p>
          </table:table-cell>
          <table:table-cell office:value-type="float" office:value="0.081">
            <text:p>0.081</text:p>
          </table:table-cell>
          <table:table-cell office:value-type="float" office:value="0.751">
            <text:p>0.751</text:p>
          </table:table-cell>
          <table:table-cell office:value-type="float" office:value="32">
            <text:p>32</text:p>
          </table:table-cell>
          <table:table-cell office:value-type="string">
            <text:p>Schmidt, Dustin</text:p>
          </table:table-cell>
          <table:table-cell office:value-type="string">
            <text:p>2015 Subaru WRX STI</text:p>
          </table:table-cell>
          <table:table-cell office:value-type="float" office:value="31.828">
            <text:p>31.828</text:p>
          </table:table-cell>
          <table:table-cell office:value-type="string">
            <text:p>*0.846 </text:p>
          </table:table-cell>
          <table:table-cell office:value-type="float" office:value="26.926">
            <text:p>26.926</text:p>
          </table:table-cell>
          <table:table-cell/>
          <table:table-cell table:formula="of:=MIN([.Q12];[.I12])" office:value-type="float" office:value="26.926">
            <text:p>26.92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TU</text:p>
          </table:table-cell>
          <table:table-cell office:value-type="float" office:value="34">
            <text:p>34</text:p>
          </table:table-cell>
          <table:table-cell office:value-type="string">
            <text:p>Ortiz, David</text:p>
          </table:table-cell>
          <table:table-cell office:value-type="string">
            <text:p>2002 Chevrolet Camaro SS</text:p>
          </table:table-cell>
          <table:table-cell office:value-type="float" office:value="37.022">
            <text:p>37.022</text:p>
          </table:table-cell>
          <table:table-cell office:value-type="string">
            <text:p>*0.846 </text:p>
          </table:table-cell>
          <table:table-cell office:value-type="float" office:value="31.32">
            <text:p>31.32</text:p>
          </table:table-cell>
          <table:table-cell office:value-type="float" office:value="1.042">
            <text:p>1.042</text:p>
          </table:table-cell>
          <table:table-cell office:value-type="float" office:value="4.94">
            <text:p>4.94</text:p>
          </table:table-cell>
          <table:table-cell office:value-type="float" office:value="34">
            <text:p>34</text:p>
          </table:table-cell>
          <table:table-cell office:value-type="string">
            <text:p>Ortiz, David</text:p>
          </table:table-cell>
          <table:table-cell office:value-type="string">
            <text:p>2002 Chevrolet Camaro SS</text:p>
          </table:table-cell>
          <table:table-cell office:value-type="float" office:value="36.319">
            <text:p>36.319</text:p>
          </table:table-cell>
          <table:table-cell office:value-type="string">
            <text:p>*0.846 </text:p>
          </table:table-cell>
          <table:table-cell office:value-type="float" office:value="30.725">
            <text:p>30.725</text:p>
          </table:table-cell>
          <table:table-cell/>
          <table:table-cell table:formula="of:=MIN([.Q13];[.I13])" office:value-type="float" office:value="30.725">
            <text:p>30.7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U</text:p>
          </table:table-cell>
          <table:table-cell office:value-type="float" office:value="35">
            <text:p>35</text:p>
          </table:table-cell>
          <table:table-cell office:value-type="string">
            <text:p>Newell, Joshua</text:p>
          </table:table-cell>
          <table:table-cell office:value-type="string">
            <text:p>2011 Subaru WRX STi</text:p>
          </table:table-cell>
          <table:table-cell office:value-type="float" office:value="31.748">
            <text:p>31.748</text:p>
          </table:table-cell>
          <table:table-cell office:value-type="string">
            <text:p>*0.846 </text:p>
          </table:table-cell>
          <table:table-cell office:value-type="float" office:value="26.858">
            <text:p>26.858</text:p>
          </table:table-cell>
          <table:table-cell office:value-type="float" office:value="0.028">
            <text:p>0.028</text:p>
          </table:table-cell>
          <table:table-cell office:value-type="float" office:value="0.478">
            <text:p>0.478</text:p>
          </table:table-cell>
          <table:table-cell office:value-type="float" office:value="35">
            <text:p>35</text:p>
          </table:table-cell>
          <table:table-cell office:value-type="string">
            <text:p>Newell, Joshua</text:p>
          </table:table-cell>
          <table:table-cell office:value-type="string">
            <text:p>2011 Subaru WRX STi</text:p>
          </table:table-cell>
          <table:table-cell office:value-type="float" office:value="31.924">
            <text:p>31.924</text:p>
          </table:table-cell>
          <table:table-cell office:value-type="string">
            <text:p>*0.846 </text:p>
          </table:table-cell>
          <table:table-cell office:value-type="float" office:value="27.007">
            <text:p>27.007</text:p>
          </table:table-cell>
          <table:table-cell/>
          <table:table-cell table:formula="of:=MIN([.Q14];[.I14])" office:value-type="float" office:value="26.858">
            <text:p>26.85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S</text:p>
          </table:table-cell>
          <table:table-cell office:value-type="float" office:value="41">
            <text:p>41</text:p>
          </table:table-cell>
          <table:table-cell office:value-type="string">
            <text:p>Henderson, Jonathan</text:p>
          </table:table-cell>
          <table:table-cell office:value-type="string">
            <text:p>2012 ford GT500</text:p>
          </table:table-cell>
          <table:table-cell office:value-type="float" office:value="32.21">
            <text:p>32.21</text:p>
          </table:table-cell>
          <table:table-cell office:value-type="string">
            <text:p>*0.833 </text:p>
          </table:table-cell>
          <table:table-cell office:value-type="float" office:value="26.83">
            <text:p>26.83</text:p>
          </table:table-cell>
          <table:table-cell office:value-type="float" office:value="0.178">
            <text:p>0.178</text:p>
          </table:table-cell>
          <table:table-cell office:value-type="float" office:value="0.45">
            <text:p>0.45</text:p>
          </table:table-cell>
          <table:table-cell table:style-name="Default" table:number-columns-repeated="5"/>
          <table:table-cell table:style-name="ce35"/>
          <table:table-cell/>
          <table:table-cell table:formula="of:=MIN([.Q15];[.I15])" office:value-type="float" office:value="26.83">
            <text:p>26.8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STR</text:p>
          </table:table-cell>
          <table:table-cell office:value-type="float" office:value="44">
            <text:p>44</text:p>
          </table:table-cell>
          <table:table-cell office:value-type="string">
            <text:p>DeMarco, Caleb</text:p>
          </table:table-cell>
          <table:table-cell office:value-type="string">
            <text:p>2010 Mazda Miata</text:p>
          </table:table-cell>
          <table:table-cell office:value-type="float" office:value="31.48">
            <text:p>31.48</text:p>
          </table:table-cell>
          <table:table-cell office:value-type="string">
            <text:p>*0.838 </text:p>
          </table:table-cell>
          <table:table-cell office:value-type="float" office:value="26.38">
            <text:p>26.3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DeMarco, Caleb</text:p>
          </table:table-cell>
          <table:table-cell office:value-type="string">
            <text:p>2010 Mazda Miata</text:p>
          </table:table-cell>
          <table:table-cell office:value-type="float" office:value="31.752">
            <text:p>31.752</text:p>
          </table:table-cell>
          <table:table-cell office:value-type="string">
            <text:p>*0.838 </text:p>
          </table:table-cell>
          <table:table-cell office:value-type="float" office:value="26.608">
            <text:p>26.608</text:p>
          </table:table-cell>
          <table:table-cell/>
          <table:table-cell table:formula="of:=MIN([.Q16];[.I16])" office:value-type="float" office:value="26.38">
            <text:p>26.38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M</text:p>
          </table:table-cell>
          <table:table-cell office:value-type="float" office:value="50">
            <text:p>50</text:p>
          </table:table-cell>
          <table:table-cell office:value-type="string">
            <text:p>Guillemette, Tyler</text:p>
          </table:table-cell>
          <table:table-cell office:value-type="string">
            <text:p>2007 Volkswagen GTI</text:p>
          </table:table-cell>
          <table:table-cell office:value-type="float" office:value="33.637">
            <text:p>33.637</text:p>
          </table:table-cell>
          <table:table-cell office:value-type="string">
            <text:p>*0.870 </text:p>
          </table:table-cell>
          <table:table-cell office:value-type="float" office:value="29.264">
            <text:p>29.264</text:p>
          </table:table-cell>
          <table:table-cell office:value-type="float" office:value="0.679">
            <text:p>0.679</text:p>
          </table:table-cell>
          <table:table-cell office:value-type="float" office:value="2.884">
            <text:p>2.884</text:p>
          </table:table-cell>
          <table:table-cell office:value-type="float" office:value="50">
            <text:p>50</text:p>
          </table:table-cell>
          <table:table-cell office:value-type="string">
            <text:p>Guillemette, Tyler</text:p>
          </table:table-cell>
          <table:table-cell office:value-type="string">
            <text:p>2007 Volkswagen GTI</text:p>
          </table:table-cell>
          <table:table-cell office:value-type="string">
            <text:p>DNS</text:p>
          </table:table-cell>
          <table:table-cell office:value-type="string">
            <text:p>*0.870 </text:p>
          </table:table-cell>
          <table:table-cell table:style-name="ce34"/>
          <table:table-cell/>
          <table:table-cell table:formula="of:=MIN([.Q17];[.I17])" office:value-type="float" office:value="29.264">
            <text:p>29.26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3">
            <text:p>63</text:p>
          </table:table-cell>
          <table:table-cell office:value-type="string">
            <text:p>Seabourn, Joshua</text:p>
          </table:table-cell>
          <table:table-cell office:value-type="string">
            <text:p>2004 Mitsubishi lancer evolutio</text:p>
          </table:table-cell>
          <table:table-cell office:value-type="float" office:value="31.565">
            <text:p>31.565</text:p>
          </table:table-cell>
          <table:table-cell office:value-type="string">
            <text:p>*0.870 </text:p>
          </table:table-cell>
          <table:table-cell office:value-type="float" office:value="27.461">
            <text:p>27.461</text:p>
          </table:table-cell>
          <table:table-cell office:value-type="float" office:value="0.33">
            <text:p>0.33</text:p>
          </table:table-cell>
          <table:table-cell office:value-type="float" office:value="1.081">
            <text:p>1.081</text:p>
          </table:table-cell>
          <table:table-cell office:value-type="float" office:value="63">
            <text:p>63</text:p>
          </table:table-cell>
          <table:table-cell office:value-type="string">
            <text:p>Seabourn, Joshua</text:p>
          </table:table-cell>
          <table:table-cell office:value-type="string">
            <text:p>2004 Mitsubishi lancer evolutio</text:p>
          </table:table-cell>
          <table:table-cell office:value-type="float" office:value="33.47">
            <text:p>33.47</text:p>
          </table:table-cell>
          <table:table-cell office:value-type="string">
            <text:p>*0.870 </text:p>
          </table:table-cell>
          <table:table-cell office:value-type="float" office:value="29.118">
            <text:p>29.118</text:p>
          </table:table-cell>
          <table:table-cell/>
          <table:table-cell table:formula="of:=MIN([.Q18];[.I18])" office:value-type="float" office:value="27.461">
            <text:p>27.46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AS</text:p>
          </table:table-cell>
          <table:table-cell office:value-type="float" office:value="69">
            <text:p>69</text:p>
          </table:table-cell>
          <table:table-cell office:value-type="string">
            <text:p>melhus, aaron</text:p>
          </table:table-cell>
          <table:table-cell office:value-type="string">
            <text:p>2007 Porsche Cayman S</text:p>
          </table:table-cell>
          <table:table-cell office:value-type="float" office:value="33.731">
            <text:p>33.731</text:p>
          </table:table-cell>
          <table:table-cell office:value-type="string">
            <text:p>*0.833 </text:p>
          </table:table-cell>
          <table:table-cell office:value-type="float" office:value="28.097">
            <text:p>28.097</text:p>
          </table:table-cell>
          <table:table-cell office:value-type="float" office:value="0.003">
            <text:p>0.003</text:p>
          </table:table-cell>
          <table:table-cell office:value-type="float" office:value="1.717">
            <text:p>1.717</text:p>
          </table:table-cell>
          <table:table-cell table:style-name="Default" table:number-columns-repeated="5"/>
          <table:table-cell table:style-name="ce35"/>
          <table:table-cell/>
          <table:table-cell table:formula="of:=MIN([.Q19];[.I19])" office:value-type="float" office:value="28.097">
            <text:p>28.097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S</text:p>
          </table:table-cell>
          <table:table-cell office:value-type="float" office:value="72">
            <text:p>72</text:p>
          </table:table-cell>
          <table:table-cell office:value-type="string">
            <text:p>Skalski, Justin</text:p>
          </table:table-cell>
          <table:table-cell office:value-type="string">
            <text:p>2015 Subaru WRX</text:p>
          </table:table-cell>
          <table:table-cell office:value-type="float" office:value="32.39">
            <text:p>32.39</text:p>
          </table:table-cell>
          <table:table-cell office:value-type="string">
            <text:p>*0.815 </text:p>
          </table:table-cell>
          <table:table-cell office:value-type="float" office:value="26.397">
            <text:p>26.397</text:p>
          </table:table-cell>
          <table:table-cell table:number-columns-repeated="2" office:value-type="float" office:value="0.017">
            <text:p>0.017</text:p>
          </table:table-cell>
          <table:table-cell office:value-type="float" office:value="72">
            <text:p>72</text:p>
          </table:table-cell>
          <table:table-cell office:value-type="string">
            <text:p>Skalski, Justin</text:p>
          </table:table-cell>
          <table:table-cell office:value-type="string">
            <text:p>2015 Subaru WRX</text:p>
          </table:table-cell>
          <table:table-cell office:value-type="float" office:value="32.362">
            <text:p>32.362</text:p>
          </table:table-cell>
          <table:table-cell office:value-type="string">
            <text:p>*0.815 </text:p>
          </table:table-cell>
          <table:table-cell office:value-type="float" office:value="26.375">
            <text:p>26.375</text:p>
          </table:table-cell>
          <table:table-cell/>
          <table:table-cell table:formula="of:=MIN([.Q20];[.I20])" office:value-type="float" office:value="26.375">
            <text:p>26.37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office:value-type="float" office:value="77">
            <text:p>77</text:p>
          </table:table-cell>
          <table:table-cell office:value-type="string">
            <text:p>Nixon, Robert</text:p>
          </table:table-cell>
          <table:table-cell office:value-type="string">
            <text:p>2013 Fiat 500 Abarth</text:p>
          </table:table-cell>
          <table:table-cell office:value-type="float" office:value="34.301">
            <text:p>34.301</text:p>
          </table:table-cell>
          <table:table-cell office:value-type="string">
            <text:p>*0.806 </text:p>
          </table:table-cell>
          <table:table-cell office:value-type="float" office:value="27.646">
            <text:p>27.646</text:p>
          </table:table-cell>
          <table:table-cell office:value-type="float" office:value="0.057">
            <text:p>0.057</text:p>
          </table:table-cell>
          <table:table-cell office:value-type="float" office:value="1.266">
            <text:p>1.266</text:p>
          </table:table-cell>
          <table:table-cell office:value-type="float" office:value="77">
            <text:p>77</text:p>
          </table:table-cell>
          <table:table-cell office:value-type="string">
            <text:p>Nixon, Robert</text:p>
          </table:table-cell>
          <table:table-cell office:value-type="string">
            <text:p>2013 Fiat 500 Abarth</text:p>
          </table:table-cell>
          <table:table-cell office:value-type="string">
            <text:p>DNS</text:p>
          </table:table-cell>
          <table:table-cell office:value-type="string">
            <text:p>*0.806 </text:p>
          </table:table-cell>
          <table:table-cell table:style-name="ce34"/>
          <table:table-cell/>
          <table:table-cell table:formula="of:=MIN([.Q21];[.I21])" office:value-type="float" office:value="27.646">
            <text:p>27.64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SM</text:p>
          </table:table-cell>
          <table:table-cell office:value-type="float" office:value="91">
            <text:p>91</text:p>
          </table:table-cell>
          <table:table-cell office:value-type="string">
            <text:p>Natividad, Gino</text:p>
          </table:table-cell>
          <table:table-cell office:value-type="string">
            <text:p>1991 Toyota MR2</text:p>
          </table:table-cell>
          <table:table-cell office:value-type="float" office:value="31.28">
            <text:p>31.28</text:p>
          </table:table-cell>
          <table:table-cell office:value-type="string">
            <text:p>*0.882 </text:p>
          </table:table-cell>
          <table:table-cell office:value-type="float" office:value="27.589">
            <text:p>27.589</text:p>
          </table:table-cell>
          <table:table-cell office:value-type="float" office:value="0.128">
            <text:p>0.128</text:p>
          </table:table-cell>
          <table:table-cell office:value-type="float" office:value="1.209">
            <text:p>1.209</text:p>
          </table:table-cell>
          <table:table-cell office:value-type="float" office:value="91">
            <text:p>91</text:p>
          </table:table-cell>
          <table:table-cell office:value-type="string">
            <text:p>Natividad, Gino</text:p>
          </table:table-cell>
          <table:table-cell office:value-type="string">
            <text:p>1991 Toyota MR2</text:p>
          </table:table-cell>
          <table:table-cell office:value-type="float" office:value="34.515">
            <text:p>34.515</text:p>
          </table:table-cell>
          <table:table-cell office:value-type="string">
            <text:p>*0.882 </text:p>
          </table:table-cell>
          <table:table-cell office:value-type="float" office:value="30.442">
            <text:p>30.442</text:p>
          </table:table-cell>
          <table:table-cell/>
          <table:table-cell table:formula="of:=MIN([.Q22];[.I22])" office:value-type="float" office:value="27.589">
            <text:p>27.58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X</text:p>
          </table:table-cell>
          <table:table-cell office:value-type="float" office:value="92">
            <text:p>92</text:p>
          </table:table-cell>
          <table:table-cell office:value-type="string">
            <text:p>Abbrescia, John</text:p>
          </table:table-cell>
          <table:table-cell office:value-type="string">
            <text:p>2013 Ford Focus ST</text:p>
          </table:table-cell>
          <table:table-cell office:value-type="float" office:value="32.065">
            <text:p>32.065</text:p>
          </table:table-cell>
          <table:table-cell office:value-type="string">
            <text:p>*0.827 </text:p>
          </table:table-cell>
          <table:table-cell office:value-type="float" office:value="26.517">
            <text:p>26.517</text:p>
          </table:table-cell>
          <table:table-cell office:value-type="float" office:value="0.12">
            <text:p>0.12</text:p>
          </table:table-cell>
          <table:table-cell office:value-type="float" office:value="0.137">
            <text:p>0.137</text:p>
          </table:table-cell>
          <table:table-cell office:value-type="float" office:value="92">
            <text:p>92</text:p>
          </table:table-cell>
          <table:table-cell office:value-type="string">
            <text:p>Abbrescia, John</text:p>
          </table:table-cell>
          <table:table-cell office:value-type="string">
            <text:p>2013 Ford Focus ST</text:p>
          </table:table-cell>
          <table:table-cell office:value-type="float" office:value="31.878">
            <text:p>31.878</text:p>
          </table:table-cell>
          <table:table-cell office:value-type="string">
            <text:p>*0.827 </text:p>
          </table:table-cell>
          <table:table-cell office:value-type="float" office:value="26.363">
            <text:p>26.363</text:p>
          </table:table-cell>
          <table:table-cell/>
          <table:table-cell table:formula="of:=MIN([.Q23];[.I23])" office:value-type="float" office:value="26.363">
            <text:p>26.363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M</text:p>
          </table:table-cell>
          <table:table-cell office:value-type="float" office:value="99">
            <text:p>99</text:p>
          </table:table-cell>
          <table:table-cell office:value-type="string">
            <text:p>viray, errol</text:p>
          </table:table-cell>
          <table:table-cell office:value-type="string">
            <text:p>2006 Mitsubishi evolution ix</text:p>
          </table:table-cell>
          <table:table-cell office:value-type="float" office:value="34.5">
            <text:p>34.5</text:p>
          </table:table-cell>
          <table:table-cell office:value-type="string">
            <text:p>*0.870 </text:p>
          </table:table-cell>
          <table:table-cell office:value-type="float" office:value="30.015">
            <text:p>30.015</text:p>
          </table:table-cell>
          <table:table-cell office:value-type="float" office:value="0.114">
            <text:p>0.114</text:p>
          </table:table-cell>
          <table:table-cell office:value-type="float" office:value="3.635">
            <text:p>3.635</text:p>
          </table:table-cell>
          <table:table-cell office:value-type="float" office:value="99">
            <text:p>99</text:p>
          </table:table-cell>
          <table:table-cell office:value-type="string">
            <text:p>viray, errol</text:p>
          </table:table-cell>
          <table:table-cell office:value-type="string">
            <text:p>2006 Mitsubishi evolution ix</text:p>
          </table:table-cell>
          <table:table-cell office:value-type="float" office:value="33.02">
            <text:p>33.02</text:p>
          </table:table-cell>
          <table:table-cell office:value-type="string">
            <text:p>*0.870 </text:p>
          </table:table-cell>
          <table:table-cell office:value-type="float" office:value="28.727">
            <text:p>28.727</text:p>
          </table:table-cell>
          <table:table-cell/>
          <table:table-cell table:formula="of:=MIN([.Q24];[.I24])" office:value-type="float" office:value="28.727">
            <text:p>28.72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S</text:p>
          </table:table-cell>
          <table:table-cell office:value-type="float" office:value="176">
            <text:p>176</text:p>
          </table:table-cell>
          <table:table-cell office:value-type="string">
            <text:p>Burtt-Henderson, Philip</text:p>
          </table:table-cell>
          <table:table-cell office:value-type="string">
            <text:p>1991 Mazda Miata</text:p>
          </table:table-cell>
          <table:table-cell office:value-type="float" office:value="32.15">
            <text:p>32.15</text:p>
          </table:table-cell>
          <table:table-cell office:value-type="string">
            <text:p>*0.829 </text:p>
          </table:table-cell>
          <table:table-cell office:value-type="float" office:value="26.652">
            <text:p>26.652</text:p>
          </table:table-cell>
          <table:table-cell office:value-type="float" office:value="0.135">
            <text:p>0.135</text:p>
          </table:table-cell>
          <table:table-cell office:value-type="float" office:value="0.272">
            <text:p>0.272</text:p>
          </table:table-cell>
          <table:table-cell office:value-type="float" office:value="176">
            <text:p>176</text:p>
          </table:table-cell>
          <table:table-cell office:value-type="string">
            <text:p>Burtt-Henderson, Philip</text:p>
          </table:table-cell>
          <table:table-cell office:value-type="string">
            <text:p>1991 Mazda Miata</text:p>
          </table:table-cell>
          <table:table-cell office:value-type="float" office:value="31.047">
            <text:p>31.047</text:p>
          </table:table-cell>
          <table:table-cell office:value-type="string">
            <text:p>*0.829 </text:p>
          </table:table-cell>
          <table:table-cell office:value-type="float" office:value="25.738">
            <text:p>25.738</text:p>
          </table:table-cell>
          <table:table-cell/>
          <table:table-cell table:formula="of:=MIN([.Q25];[.I25])" office:value-type="float" office:value="25.738">
            <text:p>25.738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GS</text:p>
          </table:table-cell>
          <table:table-cell office:value-type="float" office:value="177">
            <text:p>177</text:p>
          </table:table-cell>
          <table:table-cell office:value-type="string">
            <text:p>Garrido, Jeremy</text:p>
          </table:table-cell>
          <table:table-cell office:value-type="string">
            <text:p>2013 Fiat Abarth</text:p>
          </table:table-cell>
          <table:table-cell office:value-type="float" office:value="34.374">
            <text:p>34.374</text:p>
          </table:table-cell>
          <table:table-cell office:value-type="string">
            <text:p>*0.806 </text:p>
          </table:table-cell>
          <table:table-cell office:value-type="float" office:value="27.705">
            <text:p>27.705</text:p>
          </table:table-cell>
          <table:table-cell office:value-type="float" office:value="0.038">
            <text:p>0.038</text:p>
          </table:table-cell>
          <table:table-cell office:value-type="float" office:value="1.325">
            <text:p>1.325</text:p>
          </table:table-cell>
          <table:table-cell office:value-type="float" office:value="177">
            <text:p>177</text:p>
          </table:table-cell>
          <table:table-cell office:value-type="string">
            <text:p>Garrido, Jeremy</text:p>
          </table:table-cell>
          <table:table-cell office:value-type="string">
            <text:p>2013 Fiat Abarth</text:p>
          </table:table-cell>
          <table:table-cell office:value-type="string">
            <text:p>DNS</text:p>
          </table:table-cell>
          <table:table-cell office:value-type="string">
            <text:p>*0.806 </text:p>
          </table:table-cell>
          <table:table-cell table:style-name="ce34"/>
          <table:table-cell/>
          <table:table-cell table:formula="of:=MIN([.Q26];[.I26])" office:value-type="float" office:value="27.705">
            <text:p>27.70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SP</text:p>
          </table:table-cell>
          <table:table-cell office:value-type="float" office:value="251">
            <text:p>251</text:p>
          </table:table-cell>
          <table:table-cell office:value-type="string">
            <text:p>McKenna, Ronnie</text:p>
          </table:table-cell>
          <table:table-cell office:value-type="string">
            <text:p>2013 Subaru WRX STI LIMITED</text:p>
          </table:table-cell>
          <table:table-cell office:value-type="float" office:value="32.442">
            <text:p>32.442</text:p>
          </table:table-cell>
          <table:table-cell office:value-type="string">
            <text:p>*0.866 </text:p>
          </table:table-cell>
          <table:table-cell office:value-type="float" office:value="28.094">
            <text:p>28.094</text:p>
          </table:table-cell>
          <table:table-cell office:value-type="float" office:value="0.03">
            <text:p>0.03</text:p>
          </table:table-cell>
          <table:table-cell office:value-type="float" office:value="1.714">
            <text:p>1.714</text:p>
          </table:table-cell>
          <table:table-cell office:value-type="float" office:value="251">
            <text:p>251</text:p>
          </table:table-cell>
          <table:table-cell office:value-type="string">
            <text:p>McKenna, Ronnie</text:p>
          </table:table-cell>
          <table:table-cell office:value-type="string">
            <text:p>2013 Subaru WRX STI LIMITED</text:p>
          </table:table-cell>
          <table:table-cell office:value-type="float" office:value="31.708">
            <text:p>31.708</text:p>
          </table:table-cell>
          <table:table-cell office:value-type="string">
            <text:p>*0.866 </text:p>
          </table:table-cell>
          <table:table-cell office:value-type="float" office:value="27.459">
            <text:p>27.459</text:p>
          </table:table-cell>
          <table:table-cell/>
          <table:table-cell table:formula="of:=MIN([.Q27];[.I27])" office:value-type="float" office:value="27.459">
            <text:p>27.459</text:p>
          </table:table-cell>
          <table:table-cell table:number-columns-repeated="2"/>
        </table:table-row>
      </table:table>
      <table:database-ranges>
        <table:database-range table:name="__Anonymous_Sheet_DB__1" table:target-range-address="'PAX Tables'.L1:'PAX Tables'.Q1048576">
          <table:sort>
            <table:sort-by table:field-number="0" table:data-type="automatic"/>
          </table:sort>
        </table:database-range>
        <table:database-range table:name="__Anonymous_Sheet_DB__2" table:target-range-address="'Class Listing'.A29:'Class Listing'.AMJ2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PAX Final'.A1:'PAX Final'.E2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10/18/2014</text:date>, <text:time>23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22:45:47.68</meta:creation-date>
    <dc:date>2014-10-18T23:48:02.17</dc:date>
    <meta:editing-duration>PT1H2M9S</meta:editing-duration>
    <meta:editing-cycles>11</meta:editing-cycles>
    <meta:generator>OpenOffice/4.0.0$Win32 OpenOffice.org_project/400m3$Build-9702</meta:generator>
    <meta:document-statistic meta:table-count="3" meta:cell-count="1305" meta:object-count="0"/>
  </office:meta>
</office:document-meta>
</file>